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40000005953D24DC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7.5854in" fo:margin-left="-0.0521in" table:align="left" style:writing-mode="lr-tb"/>
    </style:style>
    <style:style style:name="Tableau1.A" style:family="table-column">
      <style:table-column-properties style:column-width="0.8361in"/>
    </style:style>
    <style:style style:name="Tableau1.B" style:family="table-column">
      <style:table-column-properties style:column-width="1.0833in"/>
    </style:style>
    <style:style style:name="Tableau1.C" style:family="table-column">
      <style:table-column-properties style:column-width="5.666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" style:family="table">
      <style:table-properties style:width="7.2597in" fo:margin-left="0.2438in" table:align="left" style:writing-mode="lr-tb"/>
    </style:style>
    <style:style style:name="Tableau2.A" style:family="table-column">
      <style:table-column-properties style:column-width="0.3361in"/>
    </style:style>
    <style:style style:name="Tableau2.B" style:family="table-column">
      <style:table-column-properties style:column-width="3.9972in"/>
    </style:style>
    <style:style style:name="Tableau2.C" style:family="table-column">
      <style:table-column-properties style:column-width="1.6694in"/>
    </style:style>
    <style:style style:name="Tableau2.D" style:family="table-column">
      <style:table-column-properties style:column-width="1.2569in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" style:family="table">
      <style:table-properties style:width="6.6361in" table:align="center" style:writing-mode="lr-tb"/>
    </style:style>
    <style:style style:name="Tableau14.A" style:family="table-column">
      <style:table-column-properties style:column-width="1.6236in"/>
    </style:style>
    <style:style style:name="Tableau14.B" style:family="table-column">
      <style:table-column-properties style:column-width="0.7875in"/>
    </style:style>
    <style:style style:name="Tableau14.C" style:family="table-column">
      <style:table-column-properties style:column-width="0.9035in"/>
    </style:style>
    <style:style style:name="Tableau14.D" style:family="table-column">
      <style:table-column-properties style:column-width="3.3215in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7" style:family="table-row">
      <style:table-row-properties fo:keep-together="always"/>
    </style:style>
    <style:style style:name="Tableau1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" style:family="table">
      <style:table-properties style:width="6.6361in" table:align="center" style:writing-mode="lr-tb"/>
    </style:style>
    <style:style style:name="Tableau15.A" style:family="table-column">
      <style:table-column-properties style:column-width="1.6236in"/>
    </style:style>
    <style:style style:name="Tableau15.B" style:family="table-column">
      <style:table-column-properties style:column-width="0.7875in"/>
    </style:style>
    <style:style style:name="Tableau15.C" style:family="table-column">
      <style:table-column-properties style:column-width="0.9035in"/>
    </style:style>
    <style:style style:name="Tableau15.D" style:family="table-column">
      <style:table-column-properties style:column-width="3.3215in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7" style:family="table-row">
      <style:table-row-properties fo:keep-together="always"/>
    </style:style>
    <style:style style:name="Tableau1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" style:family="table">
      <style:table-properties style:width="6.6361in" table:align="center" style:writing-mode="lr-tb"/>
    </style:style>
    <style:style style:name="Tableau4.A" style:family="table-column">
      <style:table-column-properties style:column-width="1.6236in"/>
    </style:style>
    <style:style style:name="Tableau4.B" style:family="table-column">
      <style:table-column-properties style:column-width="0.7875in"/>
    </style:style>
    <style:style style:name="Tableau4.C" style:family="table-column">
      <style:table-column-properties style:column-width="0.9035in"/>
    </style:style>
    <style:style style:name="Tableau4.D" style:family="table-column">
      <style:table-column-properties style:column-width="3.3215in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7" style:family="table-row">
      <style:table-row-properties fo:keep-together="always"/>
    </style:style>
    <style:style style:name="Tableau4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4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4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4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4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4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4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" style:family="table">
      <style:table-properties style:width="6.6361in" table:align="center" style:writing-mode="lr-tb"/>
    </style:style>
    <style:style style:name="Tableau5.A" style:family="table-column">
      <style:table-column-properties style:column-width="1.6236in"/>
    </style:style>
    <style:style style:name="Tableau5.B" style:family="table-column">
      <style:table-column-properties style:column-width="0.7875in"/>
    </style:style>
    <style:style style:name="Tableau5.C" style:family="table-column">
      <style:table-column-properties style:column-width="0.9035in"/>
    </style:style>
    <style:style style:name="Tableau5.D" style:family="table-column">
      <style:table-column-properties style:column-width="3.3215in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7" style:family="table-row">
      <style:table-row-properties fo:keep-together="always"/>
    </style:style>
    <style:style style:name="Tableau5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5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5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5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5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5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5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5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" style:family="table">
      <style:table-properties style:width="6.6361in" table:align="center" style:writing-mode="lr-tb"/>
    </style:style>
    <style:style style:name="Tableau6.A" style:family="table-column">
      <style:table-column-properties style:column-width="1.6236in"/>
    </style:style>
    <style:style style:name="Tableau6.B" style:family="table-column">
      <style:table-column-properties style:column-width="0.7875in"/>
    </style:style>
    <style:style style:name="Tableau6.C" style:family="table-column">
      <style:table-column-properties style:column-width="0.9035in"/>
    </style:style>
    <style:style style:name="Tableau6.D" style:family="table-column">
      <style:table-column-properties style:column-width="3.3215in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7" style:family="table-row">
      <style:table-row-properties fo:keep-together="always"/>
    </style:style>
    <style:style style:name="Tableau6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6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6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6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6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6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6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6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" style:family="table">
      <style:table-properties style:width="6.6361in" table:align="center" style:writing-mode="lr-tb"/>
    </style:style>
    <style:style style:name="Tableau7.A" style:family="table-column">
      <style:table-column-properties style:column-width="1.6236in"/>
    </style:style>
    <style:style style:name="Tableau7.B" style:family="table-column">
      <style:table-column-properties style:column-width="0.7875in"/>
    </style:style>
    <style:style style:name="Tableau7.C" style:family="table-column">
      <style:table-column-properties style:column-width="0.9035in"/>
    </style:style>
    <style:style style:name="Tableau7.D" style:family="table-column">
      <style:table-column-properties style:column-width="3.3215in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7" style:family="table-row">
      <style:table-row-properties fo:keep-together="always"/>
    </style:style>
    <style:style style:name="Tableau7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7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7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7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7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7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7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C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A1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7.B1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" style:family="table">
      <style:table-properties style:width="6.6361in" table:align="center" style:writing-mode="lr-tb"/>
    </style:style>
    <style:style style:name="Tableau13.A" style:family="table-column">
      <style:table-column-properties style:column-width="1.6236in"/>
    </style:style>
    <style:style style:name="Tableau13.B" style:family="table-column">
      <style:table-column-properties style:column-width="0.7875in"/>
    </style:style>
    <style:style style:name="Tableau13.C" style:family="table-column">
      <style:table-column-properties style:column-width="0.9035in"/>
    </style:style>
    <style:style style:name="Tableau13.D" style:family="table-column">
      <style:table-column-properties style:column-width="3.3215in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7" style:family="table-row">
      <style:table-row-properties fo:keep-together="always"/>
    </style:style>
    <style:style style:name="Tableau13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3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3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3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3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3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3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3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" style:family="table">
      <style:table-properties style:width="6.6361in" table:align="center" style:writing-mode="lr-tb"/>
    </style:style>
    <style:style style:name="Tableau12.A" style:family="table-column">
      <style:table-column-properties style:column-width="1.6236in"/>
    </style:style>
    <style:style style:name="Tableau12.B" style:family="table-column">
      <style:table-column-properties style:column-width="0.7875in"/>
    </style:style>
    <style:style style:name="Tableau12.C" style:family="table-column">
      <style:table-column-properties style:column-width="0.9035in"/>
    </style:style>
    <style:style style:name="Tableau12.D" style:family="table-column">
      <style:table-column-properties style:column-width="3.3215in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3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3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4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4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5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5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6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C6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7" style:family="table-row">
      <style:table-row-properties fo:keep-together="always"/>
    </style:style>
    <style:style style:name="Tableau12.A7" style:family="table-cell">
      <style:table-cell-properties style:vertical-align="top" fo:background-color="#c0c0c0" fo:padding-left="0.0486in" fo:padding-right="0.0486in" fo:padding-top="0in" fo:padding-bottom="0in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au12.A8" style:family="table-cell">
      <style:table-cell-properties style:vertical-align="top" fo:background-color="#c0c0c0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2.D8" style:family="table-cell">
      <style:table-cell-properties style:vertical-align="top" fo:background-color="#c0c0c0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2.A9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none" style:writing-mode="lr-tb"/>
    </style:style>
    <style:style style:name="Tableau12.D9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none" style:writing-mode="lr-tb"/>
    </style:style>
    <style:style style:name="Tableau12.A10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0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2.A1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2.B1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" style:family="table">
      <style:table-properties style:width="6.6361in" table:align="center" style:writing-mode="lr-tb"/>
    </style:style>
    <style:style style:name="Tableau10.A" style:family="table-column">
      <style:table-column-properties style:column-width="1.4729in"/>
    </style:style>
    <style:style style:name="Tableau10.B" style:family="table-column">
      <style:table-column-properties style:column-width="2.9854in"/>
    </style:style>
    <style:style style:name="Tableau10.C" style:family="table-column">
      <style:table-column-properties style:column-width="2.1778in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0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0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0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0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0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1" style:family="table">
      <style:table-properties style:width="6.6361in" table:align="center" style:writing-mode="lr-tb"/>
    </style:style>
    <style:style style:name="Tableau11.A" style:family="table-column">
      <style:table-column-properties style:column-width="1.4729in"/>
    </style:style>
    <style:style style:name="Tableau11.B" style:family="table-column">
      <style:table-column-properties style:column-width="2.5819in"/>
    </style:style>
    <style:style style:name="Tableau11.C" style:family="table-column">
      <style:table-column-properties style:column-width="2.5813in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1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B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11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1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1.C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8" style:family="table">
      <style:table-properties style:width="6.6361in" table:align="center" style:writing-mode="lr-tb"/>
    </style:style>
    <style:style style:name="Tableau8.A" style:family="table-column">
      <style:table-column-properties style:column-width="2.4111in"/>
    </style:style>
    <style:style style:name="Tableau8.B" style:family="table-column">
      <style:table-column-properties style:column-width="4.225in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8.B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8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8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8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8.B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9" style:family="table">
      <style:table-properties style:width="6.6361in" table:align="center" style:writing-mode="lr-tb"/>
    </style:style>
    <style:style style:name="Tableau9.A" style:family="table-column">
      <style:table-column-properties style:column-width="2.4111in"/>
    </style:style>
    <style:style style:name="Tableau9.B" style:family="table-column">
      <style:table-column-properties style:column-width="4.225in"/>
    </style:style>
    <style:style style:name="Tableau9.1" style:family="table-row">
      <style:table-row-properties fo:keep-together="auto"/>
    </style:style>
    <style:style style:name="Tableau9.A1" style:family="table-cell">
      <style:table-cell-properties style:vertical-align="top" fo:background-color="#0000ff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9.B1" style:family="table-cell">
      <style:table-cell-properties style:vertical-align="top" fo:background-color="#0000ff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9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9.B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Recommandation">
      <style:text-properties style:font-name-asian="Arial"/>
    </style:style>
    <style:style style:name="P8" style:family="paragraph" style:parent-style-name="Recommandation">
      <style:paragraph-properties fo:text-align="center" style:justify-single-word="false">
        <style:tab-stops>
          <style:tab-stop style:position="1.7638in"/>
        </style:tab-stops>
      </style:paragraph-properties>
    </style:style>
    <style:style style:name="P9" style:family="paragraph" style:parent-style-name="Recommandation">
      <style:paragraph-properties>
        <style:tab-stops>
          <style:tab-stop style:position="0.7417in"/>
        </style:tab-stops>
      </style:paragraph-properties>
    </style:style>
    <style:style style:name="P10" style:family="paragraph" style:parent-style-name="Recommandation">
      <style:text-properties officeooo:paragraph-rsid="0002c042"/>
    </style:style>
    <style:style style:name="P11" style:family="paragraph" style:parent-style-name="Recommandation">
      <style:text-properties officeooo:paragraph-rsid="0007fbd8"/>
    </style:style>
    <style:style style:name="P12" style:family="paragraph" style:parent-style-name="Recommandation">
      <style:text-properties officeooo:paragraph-rsid="00099a57"/>
    </style:style>
    <style:style style:name="P13" style:family="paragraph" style:parent-style-name="Recommandation">
      <style:paragraph-properties fo:margin-left="0.1972in" fo:margin-right="0in" fo:text-indent="0in" style:auto-text-indent="false"/>
    </style:style>
    <style:style style:name="P14" style:family="paragraph" style:parent-style-name="Recommandation">
      <style:paragraph-properties fo:margin-left="0in" fo:margin-right="0in" fo:text-indent="0in" style:auto-text-indent="false"/>
    </style:style>
    <style:style style:name="P15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6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/>
    </style:style>
    <style:style style:name="P17" style:family="paragraph" style:parent-style-name="Recommandation">
      <style:paragraph-properties fo:margin-left="0in" fo:margin-right="0in" fo:text-align="center" style:justify-single-word="false" fo:text-indent="0in" style:auto-text-indent="false">
        <style:tab-stops>
          <style:tab-stop style:position="1.7638in"/>
        </style:tab-stops>
      </style:paragraph-properties>
      <style:text-properties fo:color="#000000"/>
    </style:style>
    <style:style style:name="P18" style:family="paragraph" style:parent-style-name="Recommandation">
      <style:paragraph-properties fo:margin-left="0in" fo:margin-right="0in" fo:text-indent="0in" style:auto-text-indent="false" style:snap-to-layout-grid="false">
        <style:tab-stops>
          <style:tab-stop style:position="1.7638in"/>
        </style:tab-stops>
      </style:paragraph-properties>
      <style:text-properties fo:color="#000000" fo:font-weight="normal" style:font-weight-asian="normal" style:font-weight-complex="normal"/>
    </style:style>
    <style:style style:name="P19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/>
    </style:style>
    <style:style style:name="P20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none"/>
    </style:style>
    <style:style style:name="P21" style:family="paragraph" style:parent-style-name="Liste_20_2">
      <style:paragraph-properties fo:margin-left="0in" fo:margin-right="0in" fo:text-indent="0in" style:auto-text-indent="false"/>
      <style:text-properties style:font-name="Arial" style:font-name-complex="Arial"/>
    </style:style>
    <style:style style:name="P22" style:family="paragraph" style:parent-style-name="flux">
      <style:paragraph-properties fo:margin-left="0in" fo:margin-right="0in" fo:text-indent="0in" style:auto-text-indent="false" style:snap-to-layout-grid="false"/>
      <style:text-properties officeooo:paragraph-rsid="000bd771"/>
    </style:style>
    <style:style style:name="P23" style:family="paragraph" style:parent-style-name="Recommandation">
      <style:paragraph-properties fo:margin-left="0.2957in" fo:margin-right="0in" fo:text-indent="0in" style:auto-text-indent="false"/>
    </style:style>
    <style:style style:name="P24" style:family="paragraph" style:parent-style-name="Recommandation">
      <style:paragraph-properties fo:margin-left="0.2957in" fo:margin-right="0in" fo:text-indent="0in" style:auto-text-indent="false"/>
      <style:text-properties officeooo:paragraph-rsid="0002c042"/>
    </style:style>
    <style:style style:name="P25" style:family="paragraph" style:parent-style-name="Recommandation">
      <style:paragraph-properties fo:margin-left="0.2957in" fo:margin-right="0in" fo:text-indent="0.2957in" style:auto-text-indent="false"/>
    </style:style>
    <style:style style:name="P26" style:family="paragraph" style:parent-style-name="Standard">
      <style:paragraph-properties fo:margin-left="0.2957in" fo:margin-right="0in" fo:text-indent="0.2957in" style:auto-text-indent="false"/>
      <style:text-properties officeooo:paragraph-rsid="000bae8c"/>
    </style:style>
    <style:style style:name="P27" style:family="paragraph" style:parent-style-name="Heading_20_2">
      <style:paragraph-properties fo:margin-top="0.25in" fo:margin-bottom="0in" style:contextual-spacing="false"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28" style:family="paragraph" style:parent-style-name="flux">
      <style:paragraph-properties style:snap-to-layout-grid="false"/>
    </style:style>
    <style:style style:name="P29" style:family="paragraph" style:parent-style-name="flux">
      <style:paragraph-properties style:snap-to-layout-grid="false"/>
      <style:text-properties officeooo:paragraph-rsid="0005e60d"/>
    </style:style>
    <style:style style:name="P30" style:family="paragraph" style:parent-style-name="flux">
      <style:paragraph-properties style:snap-to-layout-grid="false"/>
      <style:text-properties officeooo:paragraph-rsid="000bd771"/>
    </style:style>
    <style:style style:name="P31" style:family="paragraph" style:parent-style-name="flux">
      <style:paragraph-properties style:snap-to-layout-grid="false"/>
      <style:text-properties officeooo:paragraph-rsid="000c3dd7"/>
    </style:style>
    <style:style style:name="P32" style:family="paragraph" style:parent-style-name="flux">
      <style:paragraph-properties style:snap-to-layout-grid="false"/>
      <style:text-properties officeooo:paragraph-rsid="000ceb79"/>
    </style:style>
    <style:style style:name="P33" style:family="paragraph" style:parent-style-name="flux">
      <style:text-properties officeooo:paragraph-rsid="0002c042"/>
    </style:style>
    <style:style style:name="P34" style:family="paragraph" style:parent-style-name="flux">
      <style:text-properties officeooo:paragraph-rsid="0005e60d"/>
    </style:style>
    <style:style style:name="P35" style:family="paragraph" style:parent-style-name="flux">
      <style:text-properties officeooo:paragraph-rsid="000bae8c"/>
    </style:style>
    <style:style style:name="P36" style:family="paragraph" style:parent-style-name="flux">
      <style:text-properties officeooo:paragraph-rsid="000bd771"/>
    </style:style>
    <style:style style:name="P37" style:family="paragraph" style:parent-style-name="flux">
      <style:text-properties officeooo:paragraph-rsid="000c3dd7"/>
    </style:style>
    <style:style style:name="P38" style:family="paragraph" style:parent-style-name="Heading_20_1">
      <style:paragraph-properties fo:text-align="center" style:justify-single-word="false"/>
    </style:style>
    <style:style style:name="P39" style:family="paragraph" style:parent-style-name="Standard">
      <style:text-properties style:font-name="Arial" fo:font-size="12pt" style:font-size-asian="12pt" style:font-name-complex="Arial" style:font-size-complex="12pt"/>
    </style:style>
    <style:style style:name="P40" style:family="paragraph" style:parent-style-name="Standard">
      <style:paragraph-properties fo:text-align="justify" style:justify-single-word="false"/>
      <style:text-properties fo:color="#0000ff" style:font-name="Arial" fo:font-size="12pt" style:font-size-asian="12pt" style:font-name-complex="Arial" style:font-size-complex="12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2.4929in"/>
        </style:tab-stops>
      </style:paragraph-properties>
      <style:text-properties fo:color="#0000ff" style:font-name="Arial" style:font-name-complex="Arial"/>
    </style:style>
    <style:style style:name="P42" style:family="paragraph" style:parent-style-name="Standard">
      <style:paragraph-properties fo:text-align="justify" style:justify-single-word="false"/>
      <style:text-properties fo:color="#0000ff" style:font-name="Arial" fo:font-weight="normal" style:font-weight-asian="normal" style:font-name-complex="Arial" style:font-weight-complex="normal"/>
    </style:style>
    <style:style style:name="P43" style:family="paragraph" style:parent-style-name="Standard">
      <style:paragraph-properties>
        <style:tab-stops>
          <style:tab-stop style:position="1.861in"/>
        </style:tab-stops>
      </style:paragraph-properties>
    </style:style>
    <style:style style:name="P44" style:family="paragraph" style:parent-style-name="Standard">
      <style:text-properties officeooo:paragraph-rsid="0005e60d"/>
    </style:style>
    <style:style style:name="P45" style:family="paragraph" style:parent-style-name="Standard">
      <style:text-properties officeooo:paragraph-rsid="0007e3d3"/>
    </style:style>
    <style:style style:name="P46" style:family="paragraph" style:parent-style-name="Standard">
      <style:text-properties officeooo:paragraph-rsid="000bae8c"/>
    </style:style>
    <style:style style:name="P47" style:family="paragraph" style:parent-style-name="Standard">
      <style:paragraph-properties fo:margin-left="0.4917in" fo:margin-right="0in" fo:text-align="justify" style:justify-single-word="false" fo:text-indent="0.4917in" style:auto-text-indent="false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48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style:font-size-asian="12pt" style:font-name-complex="Arial" style:font-size-complex="12pt"/>
    </style:style>
    <style:style style:name="P49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0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style:font-size-asian="12pt" style:font-style-asian="normal" style:font-name-complex="Arial" style:font-size-complex="12pt" style:font-style-complex="normal"/>
    </style:style>
    <style:style style:name="P51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2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0000ff" style:font-name="Arial" fo:font-size="12pt" style:font-size-asian="12pt" style:font-name-complex="Arial" style:font-size-complex="12pt"/>
    </style:style>
    <style:style style:name="P53" style:family="paragraph" style:parent-style-name="Standard">
      <style:paragraph-properties fo:margin-left="0.4917in" fo:margin-right="0in" fo:text-align="justify" style:justify-single-word="false" fo:text-indent="0.4917in" style:auto-text-indent="false" fo:padding-left="0.0555in" fo:padding-right="0.0555in" fo:padding-top="0.0138in" fo:padding-bottom="0.0138in" fo:border="0.51pt solid #000000" style:shadow="#000000 0.0626in 0.0626in"/>
      <style:text-properties fo:color="#ff0000"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54" style:family="paragraph" style:parent-style-name="Text_20_body">
      <style:paragraph-properties fo:text-align="center" style:justify-single-word="false"/>
    </style:style>
    <style:style style:name="P5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6" style:family="paragraph" style:parent-style-name="Text_20_body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57" style:family="paragraph" style:parent-style-name="Text_20_body">
      <style:paragraph-properties fo:text-align="center" style:justify-single-word="false" style:snap-to-layout-grid="false"/>
      <style:text-properties fo:font-weight="normal" officeooo:rsid="0013ed0a" officeooo:paragraph-rsid="0013ed0a" style:font-weight-asian="normal" style:font-weight-complex="normal"/>
    </style:style>
    <style:style style:name="P58" style:family="paragraph" style:parent-style-name="Text_20_body">
      <style:paragraph-properties fo:text-align="center" style:justify-single-word="false" style:snap-to-layout-grid="false"/>
      <style:text-properties fo:font-weight="normal" officeooo:rsid="0002c042" officeooo:paragraph-rsid="0002c042" style:font-weight-asian="normal" style:font-weight-complex="normal"/>
    </style:style>
    <style:style style:name="P59" style:family="paragraph" style:parent-style-name="Text_20_body" style:list-style-name="WW8Num4"/>
    <style:style style:name="P60" style:family="paragraph" style:parent-style-name="Heading_20_2" style:master-page-name="Standard">
      <style:paragraph-properties fo:margin-top="0.25in" fo:margin-bottom="0in" style:contextual-spacing="false" fo:text-align="center" style:justify-single-word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name-complex="Arial" style:font-size-complex="18pt" style:font-weight-complex="bold"/>
    </style:style>
    <style:style style:name="P61" style:family="paragraph" style:parent-style-name="Style1">
      <style:text-properties fo:color="#ffffff" fo:font-style="italic" fo:font-weight="bold" fo:background-color="#0000ff" style:font-style-asian="italic" style:font-weight-asian="bold" style:font-style-complex="italic" style:font-weight-complex="bold"/>
    </style:style>
    <style:style style:name="P62" style:family="paragraph" style:parent-style-name="Style1">
      <style:text-properties fo:color="#ffffff" fo:font-style="italic" fo:font-weight="bold" officeooo:paragraph-rsid="000bae8c" fo:background-color="#0000ff" style:font-style-asian="italic" style:font-weight-asian="bold" style:font-style-complex="italic" style:font-weight-complex="bold"/>
    </style:style>
    <style:style style:name="P63" style:family="paragraph" style:parent-style-name="Style1">
      <style:text-properties fo:color="#ffffff" fo:font-style="italic" fo:font-weight="bold" officeooo:paragraph-rsid="0002c042" fo:background-color="#0000ff" style:font-style-asian="italic" style:font-weight-asian="bold" style:font-style-complex="italic" style:font-weight-complex="bold"/>
    </style:style>
    <style:style style:name="P64" style:family="paragraph" style:parent-style-name="Style1">
      <style:text-properties fo:color="#ffffff" fo:font-style="italic" fo:font-weight="bold" officeooo:paragraph-rsid="0005e60d" fo:background-color="#0000ff" style:font-style-asian="italic" style:font-weight-asian="bold" style:font-style-complex="italic" style:font-weight-complex="bold"/>
    </style:style>
    <style:style style:name="P65" style:family="paragraph" style:parent-style-name="Style1" style:list-style-name="">
      <style:paragraph-properties fo:text-align="center" style:justify-single-word="false"/>
      <style:text-properties fo:color="#ffffff" fo:font-style="italic" fo:font-weight="bold" officeooo:rsid="0007fbd8" officeooo:paragraph-rsid="0007fbd8" fo:background-color="#0000ff" style:font-style-asian="italic" style:font-weight-asian="bold" style:font-style-complex="italic" style:font-weight-complex="bold"/>
    </style:style>
    <style:style style:name="P66" style:family="paragraph" style:parent-style-name="Style1">
      <style:text-properties fo:color="#ffffff" fo:font-style="italic" fo:font-weight="bold" officeooo:paragraph-rsid="0007fbd8" fo:background-color="#0000ff" style:font-style-asian="italic" style:font-weight-asian="bold" style:font-style-complex="italic" style:font-weight-complex="bold"/>
    </style:style>
    <style:style style:name="P67" style:family="paragraph" style:parent-style-name="Style1">
      <style:text-properties fo:color="#ffffff" fo:font-style="italic" fo:font-weight="bold" officeooo:rsid="0007e3d3" officeooo:paragraph-rsid="0007e3d3" fo:background-color="#0000ff" style:font-style-asian="italic" style:font-weight-asian="bold" style:font-style-complex="italic" style:font-weight-complex="bold"/>
    </style:style>
    <style:style style:name="P68" style:family="paragraph" style:parent-style-name="Style1">
      <style:text-properties fo:color="#ffffff" fo:font-weight="bold" style:font-weight-asian="bold" style:font-weight-complex="bold"/>
    </style:style>
    <style:style style:name="P69" style:family="paragraph" style:parent-style-name="Style1">
      <style:text-properties fo:color="#ffffff" fo:font-weight="bold" officeooo:paragraph-rsid="000bae8c" style:font-weight-asian="bold" style:font-weight-complex="bold"/>
    </style:style>
    <style:style style:name="P70" style:family="paragraph" style:parent-style-name="Style1">
      <style:text-properties fo:color="#ffffff" fo:font-weight="bold" officeooo:rsid="000420f2" officeooo:paragraph-rsid="000420f2" style:font-weight-asian="bold" style:font-weight-complex="bold"/>
    </style:style>
    <style:style style:name="P71" style:family="paragraph" style:parent-style-name="Style1">
      <style:text-properties fo:color="#ffffff" fo:font-weight="bold" officeooo:rsid="0005e60d" officeooo:paragraph-rsid="0005e60d" style:font-weight-asian="bold" style:font-weight-complex="bold"/>
    </style:style>
    <style:style style:name="P72" style:family="paragraph" style:parent-style-name="Style1">
      <style:text-properties fo:color="#ffffff" fo:font-weight="bold" officeooo:rsid="0005e60d" officeooo:paragraph-rsid="0007fbd8" style:font-weight-asian="bold" style:font-weight-complex="bold"/>
    </style:style>
    <style:style style:name="P73" style:family="paragraph" style:parent-style-name="Style1">
      <style:text-properties fo:color="#ffffff" fo:font-weight="bold" officeooo:rsid="000bae8c" officeooo:paragraph-rsid="000bae8c" style:font-weight-asian="bold" style:font-weight-complex="bold"/>
    </style:style>
    <style:style style:name="P74" style:family="paragraph" style:parent-style-name="Style1">
      <style:text-properties fo:color="#ffffff" fo:font-weight="bold" officeooo:paragraph-rsid="0007fbd8" style:font-weight-asian="bold" style:font-weight-complex="bold"/>
    </style:style>
    <style:style style:name="P75" style:family="paragraph" style:parent-style-name="Style1">
      <style:text-properties fo:color="#ffffff" fo:font-weight="bold" officeooo:rsid="0007fbd8" officeooo:paragraph-rsid="0007fbd8" style:font-weight-asian="bold" style:font-weight-complex="bold"/>
    </style:style>
    <style:style style:name="P76" style:family="paragraph" style:parent-style-name="Style1">
      <style:text-properties fo:color="#ffffff" fo:font-weight="bold" officeooo:rsid="0007e3d3" officeooo:paragraph-rsid="0007e3d3" style:font-weight-asian="bold" style:font-weight-complex="bold"/>
    </style:style>
    <style:style style:name="P77" style:family="paragraph" style:parent-style-name="Style1">
      <style:text-properties fo:font-style="italic" fo:font-weight="bold" style:font-style-asian="italic" style:font-weight-asian="bold" style:font-style-complex="italic" style:font-weight-complex="bold"/>
    </style:style>
    <style:style style:name="P78" style:family="paragraph" style:parent-style-name="Style1">
      <style:text-properties fo:font-style="italic" fo:font-weight="bold" officeooo:paragraph-rsid="000bae8c" style:font-style-asian="italic" style:font-weight-asian="bold" style:font-style-complex="italic" style:font-weight-complex="bold"/>
    </style:style>
    <style:style style:name="P79" style:family="paragraph" style:parent-style-name="Style1">
      <style:text-properties fo:font-style="italic" fo:font-weight="bold" officeooo:paragraph-rsid="0002c042" style:font-style-asian="italic" style:font-weight-asian="bold" style:font-style-complex="italic" style:font-weight-complex="bold"/>
    </style:style>
    <style:style style:name="P80" style:family="paragraph" style:parent-style-name="Style1">
      <style:text-properties fo:font-style="italic" fo:font-weight="bold" officeooo:paragraph-rsid="0005e60d" style:font-style-asian="italic" style:font-weight-asian="bold" style:font-style-complex="italic" style:font-weight-complex="bold"/>
    </style:style>
    <style:style style:name="P81" style:family="paragraph" style:parent-style-name="Style1">
      <style:paragraph-properties style:snap-to-layout-grid="false"/>
      <style:text-properties fo:font-style="italic" fo:font-weight="bold" officeooo:paragraph-rsid="0005e60d" style:font-style-asian="italic" style:font-weight-asian="bold" style:font-style-complex="italic" style:font-weight-complex="bold"/>
    </style:style>
    <style:style style:name="P82" style:family="paragraph" style:parent-style-name="Style1">
      <style:text-properties fo:font-style="italic" fo:font-weight="bold" officeooo:paragraph-rsid="0007fbd8" style:font-style-asian="italic" style:font-weight-asian="bold" style:font-style-complex="italic" style:font-weight-complex="bold"/>
    </style:style>
    <style:style style:name="P83" style:family="paragraph" style:parent-style-name="Style1">
      <style:text-properties fo:font-style="italic" fo:font-weight="bold" officeooo:rsid="0007fbd8" officeooo:paragraph-rsid="0007fbd8" style:font-style-asian="italic" style:font-weight-asian="bold" style:font-style-complex="italic" style:font-weight-complex="bold"/>
    </style:style>
    <style:style style:name="P84" style:family="paragraph" style:parent-style-name="Style1">
      <style:paragraph-properties fo:text-align="center" style:justify-single-word="false"/>
      <style:text-properties fo:font-style="italic" fo:font-weight="bold" officeooo:paragraph-rsid="0007fbd8" style:font-style-asian="italic" style:font-weight-asian="bold" style:font-style-complex="italic" style:font-weight-complex="bold"/>
    </style:style>
    <style:style style:name="P85" style:family="paragraph" style:parent-style-name="Style1">
      <style:paragraph-properties fo:text-align="center" style:justify-single-word="false"/>
      <style:text-properties fo:font-style="italic" fo:font-weight="bold" officeooo:rsid="00099a57" officeooo:paragraph-rsid="00099a57" style:font-style-asian="italic" style:font-weight-asian="bold" style:font-style-complex="italic" style:font-weight-complex="bold"/>
    </style:style>
    <style:style style:name="P86" style:family="paragraph" style:parent-style-name="Style1">
      <style:text-properties fo:font-style="italic" fo:font-weight="bold" officeooo:rsid="0007e3d3" officeooo:paragraph-rsid="0007e3d3" style:font-style-asian="italic" style:font-weight-asian="bold" style:font-style-complex="italic" style:font-weight-complex="bold"/>
    </style:style>
    <style:style style:name="P87" style:family="paragraph" style:parent-style-name="Style1">
      <style:paragraph-properties style:snap-to-layout-grid="false"/>
      <style:text-properties fo:font-style="italic" style:font-style-asian="italic" style:font-style-complex="italic"/>
    </style:style>
    <style:style style:name="P88" style:family="paragraph" style:parent-style-name="Style1">
      <style:paragraph-properties style:snap-to-layout-grid="false"/>
      <style:text-properties fo:font-style="italic" officeooo:paragraph-rsid="000420f2" style:font-style-asian="italic" style:font-style-complex="italic"/>
    </style:style>
    <style:style style:name="P89" style:family="paragraph" style:parent-style-name="Style1">
      <style:paragraph-properties style:snap-to-layout-grid="false"/>
      <style:text-properties fo:font-style="italic" officeooo:rsid="000bae8c" officeooo:paragraph-rsid="000bae8c" style:font-style-asian="italic" style:font-style-complex="italic"/>
    </style:style>
    <style:style style:name="P90" style:family="paragraph" style:parent-style-name="Style1">
      <style:paragraph-properties style:snap-to-layout-grid="false"/>
      <style:text-properties fo:font-style="italic" officeooo:rsid="000c3dd7" officeooo:paragraph-rsid="000c3dd7" style:font-style-asian="italic" style:font-style-complex="italic"/>
    </style:style>
    <style:style style:name="P91" style:family="paragraph" style:parent-style-name="Style1">
      <style:paragraph-properties style:snap-to-layout-grid="false"/>
      <style:text-properties fo:font-style="italic" officeooo:rsid="0005e60d" officeooo:paragraph-rsid="0005e60d" style:font-style-asian="italic" style:font-style-complex="italic"/>
    </style:style>
    <style:style style:name="P92" style:family="paragraph" style:parent-style-name="Style1">
      <style:paragraph-properties style:snap-to-layout-grid="false"/>
      <style:text-properties fo:font-style="italic" officeooo:rsid="0005e60d" officeooo:paragraph-rsid="000bae8c" style:font-style-asian="italic" style:font-style-complex="italic"/>
    </style:style>
    <style:style style:name="P93" style:family="paragraph" style:parent-style-name="Style1">
      <style:paragraph-properties style:snap-to-layout-grid="false"/>
    </style:style>
    <style:style style:name="P94" style:family="paragraph" style:parent-style-name="Style1">
      <style:paragraph-properties style:snap-to-layout-grid="false"/>
      <style:text-properties officeooo:paragraph-rsid="000bae8c"/>
    </style:style>
    <style:style style:name="P95" style:family="paragraph" style:parent-style-name="Style1">
      <style:paragraph-properties style:snap-to-layout-grid="false"/>
      <style:text-properties officeooo:paragraph-rsid="0005e60d"/>
    </style:style>
    <style:style style:name="P96" style:family="paragraph" style:parent-style-name="Style1">
      <style:paragraph-properties style:snap-to-layout-grid="false"/>
      <style:text-properties officeooo:paragraph-rsid="000420f2"/>
    </style:style>
    <style:style style:name="P97" style:family="paragraph" style:parent-style-name="Style1">
      <style:paragraph-properties style:snap-to-layout-grid="false"/>
      <style:text-properties officeooo:paragraph-rsid="0002c042"/>
    </style:style>
    <style:style style:name="P98" style:family="paragraph" style:parent-style-name="Style1">
      <style:paragraph-properties style:snap-to-layout-grid="false"/>
      <style:text-properties officeooo:paragraph-rsid="00099a57"/>
    </style:style>
    <style:style style:name="P99" style:family="paragraph" style:parent-style-name="Style1">
      <style:paragraph-properties style:snap-to-layout-grid="false"/>
      <style:text-properties officeooo:paragraph-rsid="0007e3d3"/>
    </style:style>
    <style:style style:name="P100" style:family="paragraph" style:parent-style-name="Style1">
      <style:paragraph-properties style:snap-to-layout-grid="false"/>
      <style:text-properties officeooo:rsid="0005e60d" officeooo:paragraph-rsid="000bae8c"/>
    </style:style>
    <style:style style:name="P101" style:family="paragraph" style:parent-style-name="Style1">
      <style:paragraph-properties style:snap-to-layout-grid="false"/>
      <style:text-properties officeooo:rsid="0005e60d" officeooo:paragraph-rsid="0005e60d"/>
    </style:style>
    <style:style style:name="P102" style:family="paragraph" style:parent-style-name="Style1">
      <style:paragraph-properties style:snap-to-layout-grid="false"/>
      <style:text-properties officeooo:rsid="0005e60d" officeooo:paragraph-rsid="0002c042"/>
    </style:style>
    <style:style style:name="P103" style:family="paragraph" style:parent-style-name="Style1">
      <style:paragraph-properties style:snap-to-layout-grid="false"/>
      <style:text-properties officeooo:rsid="000bae8c" officeooo:paragraph-rsid="000bae8c"/>
    </style:style>
    <style:style style:name="P104" style:family="paragraph" style:parent-style-name="Style1">
      <style:text-properties officeooo:paragraph-rsid="000bae8c"/>
    </style:style>
    <style:style style:name="P105" style:family="paragraph" style:parent-style-name="Style1">
      <style:paragraph-properties style:snap-to-layout-grid="false"/>
      <style:text-properties fo:font-style="normal" style:font-style-asian="normal" style:font-style-complex="normal"/>
    </style:style>
    <style:style style:name="P106" style:family="paragraph" style:parent-style-name="Style1">
      <style:paragraph-properties style:snap-to-layout-grid="false"/>
      <style:text-properties fo:font-style="normal" officeooo:paragraph-rsid="000bae8c" style:font-style-asian="normal" style:font-style-complex="normal"/>
    </style:style>
    <style:style style:name="P107" style:family="paragraph" style:parent-style-name="Style1">
      <style:paragraph-properties style:snap-to-layout-grid="false"/>
      <style:text-properties fo:font-style="normal" officeooo:rsid="0005e60d" officeooo:paragraph-rsid="0005e60d" style:font-style-asian="normal" style:font-style-complex="normal"/>
    </style:style>
    <style:style style:name="P108" style:family="paragraph" style:parent-style-name="Style1">
      <style:paragraph-properties style:snap-to-layout-grid="false"/>
      <style:text-properties fo:font-style="normal" officeooo:rsid="0005e60d" officeooo:paragraph-rsid="000bae8c" style:font-style-asian="normal" style:font-style-complex="normal"/>
    </style:style>
    <style:style style:name="P109" style:family="paragraph" style:parent-style-name="Style1">
      <style:text-properties fo:font-weight="bold" style:font-weight-asian="bold" style:font-weight-complex="bold"/>
    </style:style>
    <style:style style:name="P110" style:family="paragraph" style:parent-style-name="Style1">
      <style:text-properties fo:font-weight="bold" officeooo:paragraph-rsid="000bae8c" style:font-weight-asian="bold" style:font-weight-complex="bold"/>
    </style:style>
    <style:style style:name="P111" style:family="paragraph" style:parent-style-name="Style1">
      <style:paragraph-properties fo:text-align="center" style:justify-single-word="false"/>
      <style:text-properties fo:font-weight="bold" style:font-weight-asian="bold" style:font-weight-complex="bold"/>
    </style:style>
    <style:style style:name="P112" style:family="paragraph" style:parent-style-name="Style1">
      <style:paragraph-properties fo:text-align="center" style:justify-single-word="false"/>
      <style:text-properties fo:font-weight="bold" officeooo:paragraph-rsid="000bae8c" style:font-weight-asian="bold" style:font-weight-complex="bold"/>
    </style:style>
    <style:style style:name="P113" style:family="paragraph" style:parent-style-name="Style1">
      <style:paragraph-properties fo:text-align="center" style:justify-single-word="false"/>
      <style:text-properties fo:font-weight="bold" officeooo:paragraph-rsid="0002c042" style:font-weight-asian="bold" style:font-weight-complex="bold"/>
    </style:style>
    <style:style style:name="P114" style:family="paragraph" style:parent-style-name="Style1">
      <style:paragraph-properties fo:text-align="center" style:justify-single-word="false"/>
      <style:text-properties fo:font-weight="bold" officeooo:paragraph-rsid="0005e60d" style:font-weight-asian="bold" style:font-weight-complex="bold"/>
    </style:style>
    <style:style style:name="P115" style:family="paragraph" style:parent-style-name="Style1">
      <style:text-properties fo:font-weight="bold" officeooo:paragraph-rsid="0002c042" style:font-weight-asian="bold" style:font-weight-complex="bold"/>
    </style:style>
    <style:style style:name="P116" style:family="paragraph" style:parent-style-name="Style1">
      <style:text-properties fo:font-weight="bold" officeooo:paragraph-rsid="0005e60d" style:font-weight-asian="bold" style:font-weight-complex="bold"/>
    </style:style>
    <style:style style:name="P117" style:family="paragraph" style:parent-style-name="Style1">
      <style:paragraph-properties style:snap-to-layout-grid="false"/>
      <style:text-properties officeooo:rsid="000ec967" officeooo:paragraph-rsid="000ec967"/>
    </style:style>
    <style:style style:name="P118" style:family="paragraph" style:parent-style-name="Style1">
      <style:paragraph-properties style:snap-to-layout-grid="false"/>
      <style:text-properties officeooo:rsid="000c3dd7" officeooo:paragraph-rsid="000c3dd7"/>
    </style:style>
    <style:style style:name="P119" style:family="paragraph" style:parent-style-name="Style1">
      <style:text-properties officeooo:paragraph-rsid="0002c042"/>
    </style:style>
    <style:style style:name="P120" style:family="paragraph" style:parent-style-name="Style1">
      <style:text-properties officeooo:paragraph-rsid="0005e60d"/>
    </style:style>
    <style:style style:name="P121" style:family="paragraph" style:parent-style-name="Style1">
      <style:paragraph-properties style:snap-to-layout-grid="false"/>
      <style:text-properties officeooo:rsid="0007fbd8" officeooo:paragraph-rsid="0007fbd8"/>
    </style:style>
    <style:style style:name="P122" style:family="paragraph" style:parent-style-name="Style1">
      <style:paragraph-properties fo:text-align="start" style:justify-single-word="false" style:snap-to-layout-grid="false"/>
      <style:text-properties officeooo:rsid="00099a57" officeooo:paragraph-rsid="00099a57"/>
    </style:style>
    <style:style style:name="P123" style:family="paragraph" style:parent-style-name="Style1">
      <style:paragraph-properties style:snap-to-layout-grid="false"/>
      <style:text-properties officeooo:rsid="00099a57" officeooo:paragraph-rsid="00099a57"/>
    </style:style>
    <style:style style:name="P124" style:family="paragraph" style:parent-style-name="Style1">
      <style:paragraph-properties fo:text-align="end" style:justify-single-word="false" style:snap-to-layout-grid="false"/>
      <style:text-properties officeooo:rsid="00099a57" officeooo:paragraph-rsid="00099a57"/>
    </style:style>
    <style:style style:name="P125" style:family="paragraph" style:parent-style-name="Style1">
      <style:paragraph-properties style:snap-to-layout-grid="false"/>
      <style:text-properties officeooo:rsid="0007e3d3" officeooo:paragraph-rsid="0007e3d3"/>
    </style:style>
    <style:style style:name="P126" style:family="paragraph" style:parent-style-name="Chapitre1" style:list-style-name="WW8Num4">
      <style:paragraph-properties fo:break-before="page"/>
    </style:style>
    <style:style style:name="P127" style:family="paragraph" style:parent-style-name="Chapitre1">
      <style:paragraph-properties fo:margin-left="0.3945in" fo:margin-right="0in" fo:text-indent="-0.1972in" style:auto-text-indent="false"/>
    </style:style>
    <style:style style:name="P128" style:family="paragraph" style:parent-style-name="Chapitre1" style:list-style-name="WW8Num4">
      <style:paragraph-properties fo:margin-left="0.3945in" fo:margin-right="0in" fo:text-indent="-0.1972in" style:auto-text-indent="false"/>
    </style:style>
    <style:style style:name="P129" style:family="paragraph" style:parent-style-name="Chapitre1" style:list-style-name="WW8Num4">
      <style:paragraph-properties fo:margin-left="0.3945in" fo:margin-right="0in" fo:text-indent="-0.1972in" style:auto-text-indent="false"/>
      <style:text-properties officeooo:paragraph-rsid="0007fbd8"/>
    </style:style>
    <style:style style:name="P130" style:family="paragraph" style:parent-style-name="Chapitre2" style:list-style-name="WW8Num4"/>
    <style:style style:name="P131" style:family="paragraph" style:parent-style-name="Recommandation" style:list-style-name="WW8Num3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132" style:family="paragraph" style:parent-style-name="Recommandation" style:list-style-name="WW8Num2">
      <style:paragraph-properties fo:margin-left="0.7417in" fo:margin-right="0in" fo:text-indent="-0.25in" style:auto-text-indent="false">
        <style:tab-stops>
          <style:tab-stop style:position="0.7417in"/>
        </style:tab-stops>
      </style:paragraph-properties>
    </style:style>
    <style:style style:name="P133" style:family="paragraph" style:parent-style-name="Recommandation">
      <style:paragraph-properties fo:margin-left="0.2957in" fo:margin-right="0in" fo:text-indent="0in" style:auto-text-indent="false"/>
      <style:text-properties officeooo:rsid="0012f08e" officeooo:paragraph-rsid="0012f08e"/>
    </style:style>
    <style:style style:name="P134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/>
    </style:style>
    <style:style style:name="P135" style:family="paragraph" style:parent-style-name="Recommandation">
      <style:paragraph-properties fo:margin-left="0in" fo:margin-right="0in" fo:text-indent="0in" style:auto-text-indent="false">
        <style:tab-stops>
          <style:tab-stop style:position="1.7638in"/>
        </style:tab-stops>
      </style:paragraph-properties>
      <style:text-properties fo:color="#ff0000" style:text-line-through-style="solid" officeooo:paragraph-rsid="0016195b"/>
    </style:style>
    <style:style style:name="P136" style:family="paragraph" style:parent-style-name="flux">
      <style:paragraph-properties style:snap-to-layout-grid="false"/>
      <style:text-properties officeooo:rsid="000bd771" officeooo:paragraph-rsid="000bd771"/>
    </style:style>
    <style:style style:name="P137" style:family="paragraph" style:parent-style-name="flux">
      <style:text-properties officeooo:rsid="000c3dd7" officeooo:paragraph-rsid="000c3dd7"/>
    </style:style>
    <style:style style:name="P138" style:family="paragraph" style:parent-style-name="flux">
      <style:paragraph-properties style:snap-to-layout-grid="false"/>
      <style:text-properties officeooo:rsid="000c3dd7" officeooo:paragraph-rsid="000c3dd7"/>
    </style:style>
    <style:style style:name="P139" style:family="paragraph" style:parent-style-name="flux">
      <style:text-properties officeooo:rsid="000dbbc9" officeooo:paragraph-rsid="000dbbc9"/>
    </style:style>
    <style:style style:name="P140" style:family="paragraph" style:parent-style-name="flux">
      <style:paragraph-properties style:snap-to-layout-grid="false"/>
      <style:text-properties officeooo:rsid="000dbbc9" officeooo:paragraph-rsid="000dbbc9"/>
    </style:style>
    <style:style style:name="P141" style:family="paragraph" style:parent-style-name="flux">
      <style:paragraph-properties style:snap-to-layout-grid="false"/>
      <style:text-properties officeooo:rsid="000ceb79" officeooo:paragraph-rsid="000c3dd7"/>
    </style:style>
    <style:style style:name="P142" style:family="paragraph" style:parent-style-name="flux">
      <style:paragraph-properties style:snap-to-layout-grid="false"/>
      <style:text-properties officeooo:rsid="000ceb79" officeooo:paragraph-rsid="000ceb79"/>
    </style:style>
    <style:style style:name="P143" style:family="paragraph" style:parent-style-name="flux">
      <style:paragraph-properties fo:margin-left="0in" fo:margin-right="0in" fo:text-indent="0in" style:auto-text-indent="false" style:snap-to-layout-grid="false"/>
      <style:text-properties officeooo:rsid="000bd771" officeooo:paragraph-rsid="000bd771"/>
    </style:style>
    <style:style style:name="P144" style:family="paragraph" style:parent-style-name="flux">
      <style:paragraph-properties fo:margin-left="0in" fo:margin-right="0in" fo:text-indent="0in" style:auto-text-indent="false"/>
      <style:text-properties officeooo:rsid="000c3dd7" officeooo:paragraph-rsid="000c3dd7"/>
    </style:style>
    <style:style style:name="P145" style:family="paragraph">
      <style:paragraph-properties fo:text-align="center" style:writing-mode="lr-tb"/>
    </style:style>
    <style:style style:name="T1" style:family="text">
      <style:text-properties style:font-name-complex="Wide Latin"/>
    </style:style>
    <style:style style:name="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style="normal" style:font-style-asian="normal" style:font-style-complex="normal"/>
    </style:style>
    <style:style style:name="T5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font-name-asian="Arial" style:font-style-asian="normal" style:font-style-complex="normal"/>
    </style:style>
    <style:style style:name="T7" style:family="text">
      <style:text-properties fo:color="#ff0000"/>
    </style:style>
    <style:style style:name="T8" style:family="text">
      <style:text-properties fo:color="#ff0000" fo:font-weight="normal" style:font-weight-asian="normal" style:font-weight-complex="normal"/>
    </style:style>
    <style:style style:name="T9" style:family="text">
      <style:text-properties fo:color="#ff0000" style:text-line-through-style="solid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officeooo:rsid="000420f2"/>
    </style:style>
    <style:style style:name="T13" style:family="text">
      <style:text-properties officeooo:rsid="0005e60d"/>
    </style:style>
    <style:style style:name="T14" style:family="text">
      <style:text-properties officeooo:rsid="0007e3d3"/>
    </style:style>
    <style:style style:name="T15" style:family="text">
      <style:text-properties officeooo:rsid="0007fbd8"/>
    </style:style>
    <style:style style:name="T16" style:family="text">
      <style:text-properties officeooo:rsid="00099a57"/>
    </style:style>
    <style:style style:name="T17" style:family="text">
      <style:text-properties officeooo:rsid="000b897d"/>
    </style:style>
    <style:style style:name="T18" style:family="text">
      <style:text-properties officeooo:rsid="000bae8c"/>
    </style:style>
    <style:style style:name="T19" style:family="text">
      <style:text-properties officeooo:rsid="000bd771"/>
    </style:style>
    <style:style style:name="T20" style:family="text">
      <style:text-properties officeooo:rsid="000c3dd7"/>
    </style:style>
    <style:style style:name="T21" style:family="text">
      <style:text-properties officeooo:rsid="000ceb79"/>
    </style:style>
    <style:style style:name="T22" style:family="text">
      <style:text-properties officeooo:rsid="000dbbc9"/>
    </style:style>
    <style:style style:name="T23" style:family="text">
      <style:text-properties officeooo:rsid="000ec967"/>
    </style:style>
    <style:style style:name="T24" style:family="text">
      <style:text-properties officeooo:rsid="0010989e"/>
    </style:style>
    <style:style style:name="T25" style:family="text">
      <style:text-properties officeooo:rsid="0012f08e"/>
    </style:style>
    <style:style style:name="T26" style:family="text">
      <style:text-properties officeooo:rsid="0016195b"/>
    </style:style>
    <style:style style:name="T27" style:family="text">
      <style:text-properties officeooo:rsid="001739ce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/>
      <text:p text:style-name="P27"/>
      <text:p text:style-name="P27"/>
      <text:p text:style-name="P27"/>
      <text:p text:style-name="P27"/>
      <text:p text:style-name="P27">SPECIFICATION TECHNIQUE DE BESOIN</text:p>
      <text:p text:style-name="P39"/>
      <text:p text:style-name="P40"/>
      <text:p text:style-name="P40"/>
      <text:p text:style-name="P40"/>
      <text:p text:style-name="P40"/>
      <text:p text:style-name="P47"/>
      <text:p text:style-name="P50"/>
      <text:p text:style-name="P48"><text:span text:style-name="T4">Version :<text:tab/><text:tab/></text:span><text:span text:style-name="T8">&lt; version du document&gt;</text:span></text:p>
      <text:p text:style-name="P50"/>
      <text:p text:style-name="P48"><text:span text:style-name="T4">Date :<text:tab/><text:tab/><text:tab/></text:span><text:span text:style-name="T8">&lt; date de publication du document&gt;</text:span></text:p>
      <text:p text:style-name="P52"/>
      <text:p text:style-name="P48"><text:span text:style-name="T4">Rédigé par :</text:span><text:span text:style-name="T5"><text:tab/><text:tab/></text:span><text:span text:style-name="T5">Giovanni Huet, Romain Pignard</text:span></text:p>
      <text:p text:style-name="P51"/>
      <text:p text:style-name="P48"><text:span text:style-name="T4">Relu par :</text:span><text:span text:style-name="T5"><text:tab/><text:tab/></text:span><text:span text:style-name="T8">&lt; nom des membres du projet ayant relu le document&gt;</text:span></text:p>
      <text:p text:style-name="P50"/>
      <text:p text:style-name="P48"><text:span text:style-name="T4">Approuvé par :<text:tab/></text:span><text:span text:style-name="T8">&lt; nom de l’enseignant responsable du suivi&gt;</text:span></text:p>
      <text:p text:style-name="P50"/>
      <text:p text:style-name="P49"><text:span text:style-name="T6"><text:s text:c="25"/></text:span><text:span text:style-name="T3">Signature :</text:span><text:span text:style-name="T7"><text:tab/>&lt;signature de l’enseignant&gt;</text:span></text:p>
      <text:p text:style-name="P53"/>
      <text:p text:style-name="P53"/>
      <text:p text:style-name="P53"/>
      <text:p text:style-name="P53"/>
      <text:p text:style-name="P40"/>
      <text:p text:style-name="P40"/>
      <text:p text:style-name="P41"><text:span text:style-name="T10">Objectif</text:span> <text:span text:style-name="T10">: </text:span><text:span text:style-name="T11">Ce document est destiné à traduire les besoins des utilisateurs du logiciel et à établir une référence pour sa validation. Il doit être élaboré en coopération avec le demandeur puis <text:s/>approuvé par ce dernier. Son but est de recenser les principales exigences que l’équipe de développement s’engage à satisfaire dans le cadre du projet.</text:span></text:p>
      <text:p text:style-name="P42"/>
      <text:p text:style-name="P42"/>
      <text:p text:style-name="P42"/>
      <text:p text:style-name="P42"/>
      <text:p text:style-name="P42"/>
      <text:p text:style-name="P6"/>
      <text:p text:style-name="P38"/>
      <text:p text:style-name="P38">MISES A JOUR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5">Version</text:p>
          </table:table-cell>
          <table:table-cell table:style-name="Tableau1.A1" office:value-type="string">
            <text:p text:style-name="P55">Date</text:p>
          </table:table-cell>
          <table:table-cell table:style-name="Tableau1.C1" office:value-type="string">
            <text:p text:style-name="P55">Modifications réalisées</text:p>
          </table:table-cell>
        </table:table-row>
        <table:table-row table:style-name="Tableau1.1">
          <table:table-cell table:style-name="Tableau1.A1" office:value-type="string">
            <text:p text:style-name="P54">0.1</text:p>
          </table:table-cell>
          <table:table-cell table:style-name="Tableau1.A1" office:value-type="string">
            <text:p text:style-name="P54">26/11/12</text:p>
          </table:table-cell>
          <table:table-cell table:style-name="Tableau1.C1" office:value-type="string">
            <text:p text:style-name="P54">Création</text:p>
          </table:table-cell>
        </table:table-row>
        <table:table-row table:style-name="Tableau1.1">
          <table:table-cell table:style-name="Tableau1.A1" office:value-type="string">
            <text:p text:style-name="P57">0.9</text:p>
          </table:table-cell>
          <table:table-cell table:style-name="Tableau1.A1" office:value-type="string">
            <text:p text:style-name="P58">02/01/13</text:p>
          </table:table-cell>
          <table:table-cell table:style-name="Tableau1.C1" office:value-type="string">
            <text:p text:style-name="P57">Ajout des cas d'utilisation</text:p>
          </table:table-cell>
        </table:table-row>
        <table:table-row table:style-name="Tableau1.1"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C1" office:value-type="string">
            <text:p text:style-name="P56"/>
          </table:table-cell>
        </table:table-row>
        <table:table-row table:style-name="Tableau1.1">
          <table:table-cell table:style-name="Tableau1.A1" office:value-type="string">
            <text:p text:style-name="P56"/>
          </table:table-cell>
          <table:table-cell table:style-name="Tableau1.A1" office:value-type="string">
            <text:p text:style-name="P56"/>
          </table:table-cell>
          <table:table-cell table:style-name="Tableau1.C1" office:value-type="string">
            <text:p text:style-name="P56"/>
          </table:table-cell>
        </table:table-row>
      </table:table>
      <text:p text:style-name="Standard"/>
      <text:list xml:id="list277440534" text:style-name="WW8Num4">
        <text:list-item>
          <text:h text:style-name="P126" text:outline-level="1">Objet :</text:h>
          <text:p text:style-name="P59"/>
        </text:list-item>
      </text:list>
      <text:p text:style-name="Text_20_body">L'objectif de ce projet est l’étude et la mise en œuvre des solutions cryptographiques permettant l'authentification et la signature par cartes à puce.</text:p>
      <text:p text:style-name="Text_20_body">Pour ce faire, nous utiliserons des cryptosystèmes symétriques et asymétriques implémentés sur des cartes J3A de NXP aux standards Javacard 2.2.2. et <text:s/>GlobalPlatform 2.1.1.</text:p>
      <text:p text:style-name="Text_20_body">Les lecteurs de cartes utilisent la bibliothèque PC/SC pour communiquer avec l'application.</text:p>
      <text:p text:style-name="Text_20_body"/>
      <text:p text:style-name="Standard"/>
      <text:p text:style-name="Standard"/>
      <text:p text:style-name="P13">Présenter succinctement le sujet et les hypothèses de travail :</text:p>
      <text:list xml:id="list209732767" text:style-name="WW8Num3">
        <text:list-item>
          <text:p text:style-name="P131">Besoin opérationnel et contexte d’exploitation (utilité du logiciel)</text:p>
        </text:list-item>
        <text:list-item>
          <text:p text:style-name="P131">Objectifs techniques </text:p>
        </text:list-item>
        <text:list-item>
          <text:p text:style-name="P131">Contraintes et recommandations</text:p>
        </text:list-item>
        <text:list-item>
          <text:p text:style-name="P131">Résultats attendus</text:p>
        </text:list-item>
      </text:list>
      <text:list xml:id="list1939762243" text:continue-list="list277440534" text:style-name="WW8Num4">
        <text:list-item>
          <text:h text:style-name="P128" text:outline-level="1">Documents applicables et de référence</text:h>
        </text:list-item>
      </text:list>
      <text:p text:style-name="P13">Lister</text:p>
      <text:list xml:id="list1367214979" text:continue-list="list209732767" text:style-name="WW8Num3">
        <text:list-item>
          <text:p text:style-name="P131">Les références des documents qui définissent formellement les principes directeurs et les hypothèses de travail prise en compte pour l’établissement de la spécification.</text:p>
        </text:list-item>
        <text:list-item>
          <text:p text:style-name="P131">Les références des documents cités dans la STB au titre d’explication ou de justification</text:p>
        </text:list-item>
      </text:list>
      <text:list xml:id="list915722779" text:continue-list="list1939762243" text:style-name="WW8Num4">
        <text:list-item>
          <text:h text:style-name="P128" text:outline-level="1">Terminologie et sigles utilisés</text:h>
        </text:list-item>
      </text:list>
      <text:list xml:id="list1722787901" text:continue-list="list1367214979" text:style-name="WW8Num3">
        <text:list-item>
          <text:p text:style-name="P131">Glossaire ou dictionnaire </text:p>
        </text:list-item>
        <text:list-item>
          <text:p text:style-name="P131">Abréviations.</text:p>
        </text:list-item>
        <text:list-item>
          <text:p text:style-name="P131">Formalisme utilisé</text:p>
        </text:list-item>
        <text:list-item>
          <text:p text:style-name="P131">Légendes et conventions de représentation</text:p>
        </text:list-item>
      </text:list>
      <text:list xml:id="list1952968278" text:continue-list="list915722779" text:style-name="WW8Num4">
        <text:list-item>
          <text:h text:style-name="P128" text:outline-level="1">Exigences fonctionnelles</text:h>
          <text:list>
            <text:list-item>
              <text:h text:style-name="P130" text:outline-level="2">Présentation de la mission du produit logiciel</text:h>
            </text:list-item>
          </text:list>
        </text:list-item>
      </text:list>
      <text:p text:style-name="P14"/>
      <text:p text:style-name="Recommandation">Exprimer le besoin fonctionnel :</text:p>
      <text:list xml:id="list1919221451" text:style-name="WW8Num2">
        <text:list-item>
          <text:p text:style-name="P132">Décrire l’environnement d’exploitation (acteurs, positionnement dans le système, profils des utilisateurs, etc.)</text:p>
        </text:list-item>
        <text:list-item>
          <text:p text:style-name="P132">Recenser les cas d’utilisation et dresser une liste des scénarios de mise en œuvre du système.</text:p>
        </text:list-item>
      </text:list>
      <text:p text:style-name="P7"><text:s/></text:p>
      <text:p text:style-name="Recommandation">Ce chapitre pourra être illustré par des diagrammes de cas d’utilisation UML.</text:p>
      <text:p text:style-name="Recommandation">La liste des cas d’utilisation pourra être présentée dans un tableau (voir exemple  proposé ci-après)</text:p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7">Id</text:p>
          </table:table-cell>
          <table:table-cell table:style-name="Tableau2.A1" office:value-type="string">
            <text:p text:style-name="P17">Intitulé</text:p>
          </table:table-cell>
          <table:table-cell table:style-name="Tableau2.A1" office:value-type="string">
            <text:p text:style-name="P17">Acteur(s)</text:p>
          </table:table-cell>
          <table:table-cell table:style-name="Tableau2.D1" office:value-type="string">
            <text:p text:style-name="P17">Priorité</text:p>
          </table:table-cell>
        </table:table-row>
        <table:table-row table:style-name="Tableau2.1">
          <table:table-cell table:style-name="Tableau2.A1" office:value-type="string">
            <text:p text:style-name="P15">1</text:p>
          </table:table-cell>
          <table:table-cell table:style-name="Tableau2.A1" office:value-type="string">
            <text:p text:style-name="P19">Attribution d'une nouvelle carte à un utilisateur.</text:p>
            <text:p text:style-name="P135"><text:span text:style-name="T26">ok</text:span></text:p>
          </table:table-cell>
          <table:table-cell table:style-name="Tableau2.A1" office:value-type="string">
            <text:p text:style-name="P19">Administrateur, Utilisateur</text:p>
          </table:table-cell>
          <table:table-cell table:style-name="Tableau2.D1" office:value-type="string">
            <text:p text:style-name="P19">Indispensable</text:p>
          </table:table-cell>
        </table:table-row>
        <table:table-row table:style-name="Tableau2.1">
          <table:table-cell table:style-name="Tableau2.A1" office:value-type="string">
            <text:p text:style-name="P15">2</text:p>
          </table:table-cell>
          <table:table-cell table:style-name="Tableau2.A1" office:value-type="string">
            <text:p text:style-name="P15">Authentification d'un utilisateur.</text:p>
          </table:table-cell>
          <table:table-cell table:style-name="Tableau2.A1" office:value-type="string">
            <text:p text:style-name="P15">Utilisateur</text:p>
          </table:table-cell>
          <table:table-cell table:style-name="Tableau2.D1" office:value-type="string">
            <text:p text:style-name="P15">Indispensable</text:p>
          </table:table-cell>
        </table:table-row>
        <table:table-row table:style-name="Tableau2.1">
          <table:table-cell table:style-name="Tableau2.A1" office:value-type="string">
            <text:p text:style-name="P15">3</text:p>
          </table:table-cell>
          <table:table-cell table:style-name="Tableau2.A1" office:value-type="string">
            <text:p text:style-name="P15">Signature d'un document.</text:p>
          </table:table-cell>
          <table:table-cell table:style-name="Tableau2.A1" office:value-type="string">
            <text:p text:style-name="P15">Utilisateur</text:p>
          </table:table-cell>
          <table:table-cell table:style-name="Tableau2.D1" office:value-type="string">
            <text:p text:style-name="P15">Indispensable</text:p>
          </table:table-cell>
        </table:table-row>
        <table:table-row table:style-name="Tableau2.1">
          <table:table-cell table:style-name="Tableau2.A1" office:value-type="string">
            <text:p text:style-name="P16">4</text:p>
          </table:table-cell>
          <table:table-cell table:style-name="Tableau2.A1" office:value-type="string">
            <text:p text:style-name="P16">Administration des cartes. <text:line-break/><text:span text:style-name="T7">(Manu:) si c'est de l'administration au sens </text:span><text:span text:style-name="T7">développer une appli pour lire /ecrire pour N utilisateurs, pour moi c'est Secondaire</text:span></text:p>
          </table:table-cell>
          <table:table-cell table:style-name="Tableau2.A1" office:value-type="string">
            <text:p text:style-name="P16">Manager</text:p>
          </table:table-cell>
          <table:table-cell table:style-name="Tableau2.D1" office:value-type="string">
            <text:p text:style-name="P19">Important</text:p>
            <text:p text:style-name="P20">Secondaire</text:p>
          </table:table-cell>
        </table:table-row>
        <text:soft-page-break/>
        <table:table-row table:style-name="Tableau2.1">
          <table:table-cell table:style-name="Tableau2.A1" office:value-type="string">
            <text:p text:style-name="P18">5</text:p>
          </table:table-cell>
          <table:table-cell table:style-name="Tableau2.A1" office:value-type="string">
            <text:p text:style-name="P16">Visualisation du journal d'accès</text:p>
          </table:table-cell>
          <table:table-cell table:style-name="Tableau2.A1" office:value-type="string">
            <text:p text:style-name="P16">Manager</text:p>
          </table:table-cell>
          <table:table-cell table:style-name="Tableau2.D1" office:value-type="string">
            <text:p text:style-name="P16"><text:span text:style-name="T9">Secondaire</text:span><text:line-break/>Optionnel</text:p>
          </table:table-cell>
        </table:table-row>
      </table:table>
      <text:p text:style-name="P21"/>
      <text:p text:style-name="P21"/>
      <text:p text:style-name="Recommandation"/>
      <text:p text:style-name="Recommandation"/>
      <text:list xml:id="list237112785" text:continue-list="list1952968278" text:style-name="WW8Num4">
        <text:list-item>
          <text:list>
            <text:list-item>
              <text:h text:style-name="P130" text:outline-level="2">&lt;Cas d’utilisation C1&gt; <text:s/></text:h>
            </text:list-item>
          </text:list>
        </text:list-item>
      </text:list>
      <text:p text:style-name="Recommandation"/>
      <text:p text:style-name="P9">Chaque cas devra faire l’objet d’un paragraphe contenant une description détaillée sous forme de fiche servant de référence pour le projet. Les fiches pourront être complétées et mises à jour pendant le développement en fonction des exigences nouvelles ou des évolutions demandées par le client.</text:p>
      <text:p text:style-name="P23"/>
      <text:p text:style-name="P25"/>
      <text:p text:style-name="Recommandation">Le paragraphe sera complété par la liste des exigences fonctionnelles applicables au logiciel pour la fonction considérée en associant un numéro à chaque exigence.</text:p>
      <text:p text:style-name="Recommandation"/>
      <text:p text:style-name="P25">Chaque fiche pourra respecter le modèle suivant :</text:p>
      <text:p text:style-name="P25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table:number-columns-spanned="2" office:value-type="string">
            <text:list xml:id="list1858853007" text:style-name="WW8Num5">
              <text:list-header>
                <text:p text:style-name="P62">Nom : C<text:span text:style-name="T25">1</text:span></text:p>
              </text:list-header>
            </text:list>
          </table:table-cell>
          <table:covered-table-cell/>
          <table:table-cell table:style-name="Tableau14.C1" table:number-columns-spanned="2" office:value-type="string">
            <text:list xml:id="list1583029036" text:continue-numbering="true" text:style-name="WW8Num5">
              <text:list-header>
                <text:p text:style-name="P69">Authentification <text:span text:style-name="T18">mutuelle SmartCard ↔ SoftCard </text:span><text:span text:style-name="T25">+ établissement d'une clef de session.</text:span></text:p>
              </text:list-header>
            </text:list>
          </table:table-cell>
          <table:covered-table-cell/>
        </table:table-row>
        <table:table-row table:style-name="Tableau14.1">
          <table:table-cell table:style-name="Tableau14.A2" table:number-columns-spanned="2" office:value-type="string">
            <text:list xml:id="list260622247" text:continue-numbering="true" text:style-name="WW8Num5">
              <text:list-header>
                <text:p text:style-name="P78">Acteurs concernés  </text:p>
              </text:list-header>
            </text:list>
          </table:table-cell>
          <table:covered-table-cell/>
          <table:table-cell table:style-name="Tableau14.C2" table:number-columns-spanned="2" office:value-type="string">
            <text:list xml:id="list1720675504" text:continue-numbering="true" text:style-name="WW8Num5">
              <text:list-header>
                <text:p text:style-name="P100">SmartCard, Sof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3" table:number-columns-spanned="2" office:value-type="string">
            <text:list xml:id="list1201356341" text:continue-numbering="true" text:style-name="WW8Num5">
              <text:list-header>
                <text:p text:style-name="P78">Description </text:p>
              </text:list-header>
            </text:list>
          </table:table-cell>
          <table:covered-table-cell/>
          <table:table-cell table:style-name="Tableau14.C3" table:number-columns-spanned="2" office:value-type="string">
            <text:list xml:id="list1171522359" text:continue-numbering="true" text:style-name="WW8Num5">
              <text:list-header>
                <text:p text:style-name="P103">SmartCard et SoftCard s'authentifient mutuellement</text:p>
                <text:p text:style-name="P104"/>
              </text:list-header>
            </text:list>
          </table:table-cell>
          <table:covered-table-cell/>
        </table:table-row>
        <table:table-row table:style-name="Tableau14.1">
          <table:table-cell table:style-name="Tableau14.A4" table:number-columns-spanned="2" office:value-type="string">
            <text:list xml:id="list1060898296" text:continue-numbering="true" text:style-name="WW8Num5">
              <text:list-header>
                <text:p text:style-name="P78">Pré-conditions </text:p>
              </text:list-header>
            </text:list>
          </table:table-cell>
          <table:covered-table-cell/>
          <table:table-cell table:style-name="Tableau14.C4" table:number-columns-spanned="2" office:value-type="string">
            <text:list xml:id="list1848350872" text:continue-numbering="true" text:style-name="WW8Num5">
              <text:list-header>
                <text:p text:style-name="P106"><text:span text:style-name="T18">Les deux sont configurés pour interagir </text:span><text:span text:style-name="T19">et la carte est dans le lecteur</text:span></text:p>
              </text:list-header>
            </text:list>
          </table:table-cell>
          <table:covered-table-cell/>
        </table:table-row>
        <table:table-row table:style-name="Tableau14.1">
          <table:table-cell table:style-name="Tableau14.A5" table:number-columns-spanned="2" office:value-type="string">
            <text:list xml:id="list2118767254" text:continue-numbering="true" text:style-name="WW8Num5">
              <text:list-header>
                <text:p text:style-name="P78"><text:span text:style-name="T25">Événements</text:span> <text:span text:style-name="T25">déclenchant</text:span></text:p>
              </text:list-header>
            </text:list>
          </table:table-cell>
          <table:covered-table-cell/>
          <table:table-cell table:style-name="Tableau14.C5" table:number-columns-spanned="2" office:value-type="string">
            <text:list xml:id="list1071443570" text:continue-numbering="true" text:style-name="WW8Num5">
              <text:list-header>
                <text:p text:style-name="P100">SoftCard a besoin d'utiliser SmartCard</text:p>
              </text:list-header>
            </text:list>
          </table:table-cell>
          <table:covered-table-cell/>
        </table:table-row>
        <table:table-row table:style-name="Tableau14.1">
          <table:table-cell table:style-name="Tableau14.A6" table:number-columns-spanned="2" office:value-type="string">
            <text:list xml:id="list473800680" text:continue-numbering="true" text:style-name="WW8Num5">
              <text:list-header>
                <text:p text:style-name="P78">Conditions d’arrêt </text:p>
              </text:list-header>
            </text:list>
          </table:table-cell>
          <table:covered-table-cell/>
          <table:table-cell table:style-name="Tableau14.C6" table:number-columns-spanned="2" office:value-type="string">
            <text:list xml:id="list1799825835" text:continue-numbering="true" text:style-name="WW8Num5">
              <text:list-header>
                <text:p text:style-name="P94">L'authentification a réussi ou <text:span text:style-name="T23">a </text:span>échoué.</text:p>
                <text:p text:style-name="P104"/>
              </text:list-header>
            </text:list>
          </table:table-cell>
          <table:covered-table-cell/>
        </table:table-row>
        <table:table-row table:style-name="Tableau14.7">
          <table:table-cell table:style-name="Tableau14.A7" table:number-columns-spanned="4" office:value-type="string">
            <text:list xml:id="list1445535416" text:continue-numbering="true" text:style-name="WW8Num5">
              <text:list-header>
                <text:p text:style-name="P11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4.1">
          <table:table-cell table:style-name="Tableau14.A8" table:number-columns-spanned="3" office:value-type="string">
            <text:list xml:id="list1557410984" text:continue-numbering="true" text:style-name="WW8Num5">
              <text:list-header>
                <text:p text:style-name="P112">Acteur(s)</text:p>
              </text:list-header>
            </text:list>
          </table:table-cell>
          <table:covered-table-cell/>
          <table:covered-table-cell/>
          <table:table-cell table:style-name="Tableau14.D8" office:value-type="string">
            <text:list xml:id="list900929565" text:continue-numbering="true" text:style-name="WW8Num5">
              <text:list-header>
                <text:p text:style-name="P112">Système </text:p>
              </text:list-header>
            </text:list>
          </table:table-cell>
        </table:table-row>
        <table:table-row table:style-name="Tableau14.1">
          <table:table-cell table:style-name="Tableau14.A9" table:number-columns-spanned="3" office:value-type="string">
            <text:p text:style-name="P30"><text:span text:style-name="T19">1. S</text:span><text:span text:style-name="T19">oftCard envoie une clé de </text:span><text:span text:style-name="T25">session</text:span><text:span text:style-name="T19"> chiffré</text:span><text:span text:style-name="T25">e</text:span><text:span text:style-name="T19"> </text:span><text:span text:style-name="T25">par la clef partagée avec </text:span><text:span text:style-name="T19">SmartCard.</text:span></text:p>
            <text:p text:style-name="P136"/>
            <text:p text:style-name="P143">3. SoftCard déchiffre le message de SmartCard et vérifie que l'identité est valide.</text:p>
            <text:p text:style-name="P36"/>
          </table:table-cell>
          <table:covered-table-cell/>
          <table:covered-table-cell/>
          <table:table-cell table:style-name="Tableau14.D9" office:value-type="string">
            <text:p text:style-name="P22"><text:span text:style-name="T19">2. SmartCard déchiffre la clé de </text:span><text:span text:style-name="T25">session</text:span><text:span text:style-name="T19"> avec la clé partagée et renvoie l'identité chiffrée de l'utilisateur.</text:span></text:p>
          </table:table-cell>
        </table:table-row>
        <table:table-row table:style-name="Tableau14.7">
          <table:table-cell table:style-name="Tableau14.A10" office:value-type="string">
            <text:list xml:id="list1372151786" text:continue-numbering="true" text:style-name="WW8Num5">
              <text:list-header>
                <text:p text:style-name="P78">Flots secondaires :</text:p>
              </text:list-header>
            </text:list>
          </table:table-cell>
          <table:table-cell table:style-name="Tableau14.B10" table:number-columns-spanned="3" office:value-type="string">
            <text:list xml:id="list173999723" text:continue-numbering="true" text:style-name="WW8Num5">
              <text:list-header>
                <text:p text:style-name="P117">L'utilisateur doit se faire remettre, par l'administrateur, une carte valide.</text:p>
              </text:list-header>
            </text:list>
          </table:table-cell>
          <table:covered-table-cell/>
          <table:covered-table-cell/>
        </table:table-row>
        <table:table-row table:style-name="Tableau14.1">
          <table:table-cell table:style-name="Tableau14.A11" office:value-type="string">
            <text:list xml:id="list74107285" text:continue-numbering="true" text:style-name="WW8Num5">
              <text:list-header>
                <text:p text:style-name="P78">Flots d’exception :</text:p>
              </text:list-header>
            </text:list>
          </table:table-cell>
          <table:table-cell table:style-name="Tableau14.B11" table:number-columns-spanned="3" office:value-type="string">
            <text:list xml:id="list2087990765" text:continue-numbering="true" text:style-name="WW8Num5">
              <text:list-header>
                <text:p text:style-name="P89">Échec de l'authentification mutuelle. La carte ne fait rien.</text:p>
              </text:list-header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133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ext:soft-page-break/>
        <table:table-row table:style-name="Tableau15.1">
          <table:table-cell table:style-name="Tableau15.A1" table:number-columns-spanned="2" office:value-type="string">
            <text:list xml:id="list1787450302" text:continue-numbering="true" text:style-name="WW8Num5">
              <text:list-header>
                <text:p text:style-name="P62">Nom : C<text:span text:style-name="T25">2</text:span></text:p>
              </text:list-header>
            </text:list>
          </table:table-cell>
          <table:covered-table-cell/>
          <table:table-cell table:style-name="Tableau15.C1" table:number-columns-spanned="2" office:value-type="string">
            <text:list xml:id="list908019454" text:continue-numbering="true" text:style-name="WW8Num5">
              <text:list-header>
                <text:p text:style-name="P69">Authentification <text:span text:style-name="T18">mutuelle SoftCard ↔ </text:span><text:span text:style-name="T19">BP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2" table:number-columns-spanned="2" office:value-type="string">
            <text:list xml:id="list249774464" text:continue-numbering="true" text:style-name="WW8Num5">
              <text:list-header>
                <text:p text:style-name="P78">Acteurs concernés  </text:p>
              </text:list-header>
            </text:list>
          </table:table-cell>
          <table:covered-table-cell/>
          <table:table-cell table:style-name="Tableau15.C2" table:number-columns-spanned="2" office:value-type="string">
            <text:list xml:id="list1321392853" text:continue-numbering="true" text:style-name="WW8Num5">
              <text:list-header>
                <text:p text:style-name="P94"><text:span text:style-name="T13">SmartCard, </text:span><text:span text:style-name="T19">BP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3" table:number-columns-spanned="2" office:value-type="string">
            <text:list xml:id="list1553016225" text:continue-numbering="true" text:style-name="WW8Num5">
              <text:list-header>
                <text:p text:style-name="P78">Description </text:p>
              </text:list-header>
            </text:list>
          </table:table-cell>
          <table:covered-table-cell/>
          <table:table-cell table:style-name="Tableau15.C3" table:number-columns-spanned="2" office:value-type="string">
            <text:list xml:id="list1574979582" text:continue-numbering="true" text:style-name="WW8Num5">
              <text:list-header>
                <text:p text:style-name="P103">SoftCard et BP s'authentifient mutuellement</text:p>
                <text:p text:style-name="P104"/>
              </text:list-header>
            </text:list>
          </table:table-cell>
          <table:covered-table-cell/>
        </table:table-row>
        <table:table-row table:style-name="Tableau15.1">
          <table:table-cell table:style-name="Tableau15.A4" table:number-columns-spanned="2" office:value-type="string">
            <text:list xml:id="list1233120490" text:continue-numbering="true" text:style-name="WW8Num5">
              <text:list-header>
                <text:p text:style-name="P78">Pré-conditions </text:p>
              </text:list-header>
            </text:list>
          </table:table-cell>
          <table:covered-table-cell/>
          <table:table-cell table:style-name="Tableau15.C4" table:number-columns-spanned="2" office:value-type="string">
            <text:list xml:id="list1306634317" text:continue-numbering="true" text:style-name="WW8Num5">
              <text:list-header>
                <text:p text:style-name="P106"><text:span text:style-name="T18">Les deux sont configurés pour </text:span><text:span text:style-name="T24">interagir</text:span><text:span text:style-name="T18"> 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5" table:number-columns-spanned="2" office:value-type="string">
            <text:list xml:id="list756050409" text:continue-numbering="true" text:style-name="WW8Num5">
              <text:list-header>
                <text:p text:style-name="P78">Evénements déclenchants</text:p>
              </text:list-header>
            </text:list>
          </table:table-cell>
          <table:covered-table-cell/>
          <table:table-cell table:style-name="Tableau15.C5" table:number-columns-spanned="2" office:value-type="string">
            <text:list xml:id="list2110182766" text:continue-numbering="true" text:style-name="WW8Num5">
              <text:list-header>
                <text:p text:style-name="P94"><text:span text:style-name="T18">BP</text:span><text:span text:style-name="T13"> a besoin d'utiliser </text:span><text:span text:style-name="T18">SoftCard</text:span></text:p>
              </text:list-header>
            </text:list>
          </table:table-cell>
          <table:covered-table-cell/>
        </table:table-row>
        <table:table-row table:style-name="Tableau15.1">
          <table:table-cell table:style-name="Tableau15.A6" table:number-columns-spanned="2" office:value-type="string">
            <text:list xml:id="list843278066" text:continue-numbering="true" text:style-name="WW8Num5">
              <text:list-header>
                <text:p text:style-name="P78">Conditions d’arrêt </text:p>
              </text:list-header>
            </text:list>
          </table:table-cell>
          <table:covered-table-cell/>
          <table:table-cell table:style-name="Tableau15.C6" table:number-columns-spanned="2" office:value-type="string">
            <text:list xml:id="list522874536" text:continue-numbering="true" text:style-name="WW8Num5">
              <text:list-header>
                <text:p text:style-name="P94">L'authentification a réussi ou échoué.</text:p>
                <text:p text:style-name="P104"/>
              </text:list-header>
            </text:list>
          </table:table-cell>
          <table:covered-table-cell/>
        </table:table-row>
        <table:table-row table:style-name="Tableau15.7">
          <table:table-cell table:style-name="Tableau15.A7" table:number-columns-spanned="4" office:value-type="string">
            <text:list xml:id="list161151399" text:continue-numbering="true" text:style-name="WW8Num5">
              <text:list-header>
                <text:p text:style-name="P11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5.1">
          <table:table-cell table:style-name="Tableau15.A8" table:number-columns-spanned="3" office:value-type="string">
            <text:list xml:id="list240162950" text:continue-numbering="true" text:style-name="WW8Num5">
              <text:list-header>
                <text:p text:style-name="P112">Acteur(s)</text:p>
              </text:list-header>
            </text:list>
          </table:table-cell>
          <table:covered-table-cell/>
          <table:covered-table-cell/>
          <table:table-cell table:style-name="Tableau15.D8" office:value-type="string">
            <text:list xml:id="list744836279" text:continue-numbering="true" text:style-name="WW8Num5">
              <text:list-header>
                <text:p text:style-name="P112">Système </text:p>
              </text:list-header>
            </text:list>
          </table:table-cell>
        </table:table-row>
        <table:table-row table:style-name="Tableau15.1">
          <table:table-cell table:style-name="Tableau15.A9" table:number-columns-spanned="3" office:value-type="string">
            <text:p text:style-name="P30"><text:span text:style-name="T19">1. SoftCard envoie une clé de message chiffré avec une clé prépartagée à </text:span><text:span text:style-name="T20">BP</text:span></text:p>
            <text:p text:style-name="P136"/>
            <text:p text:style-name="P22"><text:span text:style-name="T19">3. SoftCard déchiffre le message de </text:span><text:span text:style-name="T20">BP</text:span><text:span text:style-name="T19"> et vérifie que l'identité est valide.</text:span></text:p>
            <text:p text:style-name="P36"/>
          </table:table-cell>
          <table:covered-table-cell/>
          <table:covered-table-cell/>
          <table:table-cell table:style-name="Tableau15.D9" office:value-type="string">
            <text:p text:style-name="P22"><text:span text:style-name="T19">2. </text:span><text:span text:style-name="T20">BP</text:span><text:span text:style-name="T19"> déchiffre la clé de message avec la clé partagée et renvoie l'identité chiffrée de l'utilisateur.</text:span></text:p>
          </table:table-cell>
        </table:table-row>
        <table:table-row table:style-name="Tableau15.7">
          <table:table-cell table:style-name="Tableau15.A10" office:value-type="string">
            <text:list xml:id="list1843166400" text:continue-numbering="true" text:style-name="WW8Num5">
              <text:list-header>
                <text:p text:style-name="P78">Flots secondaires :</text:p>
              </text:list-header>
            </text:list>
          </table:table-cell>
          <table:table-cell table:style-name="Tableau15.B10" table:number-columns-spanned="3" office:value-type="string">
            <text:list xml:id="list1402858787" text:continue-numbering="true" text:style-name="WW8Num5">
              <text:list-header>
                <text:p text:style-name="P94"/>
              </text:list-header>
            </text:list>
          </table:table-cell>
          <table:covered-table-cell/>
          <table:covered-table-cell/>
        </table:table-row>
        <table:table-row table:style-name="Tableau15.1">
          <table:table-cell table:style-name="Tableau15.A11" office:value-type="string">
            <text:list xml:id="list1877698134" text:continue-numbering="true" text:style-name="WW8Num5">
              <text:list-header>
                <text:p text:style-name="P78">Flots d’exception :</text:p>
              </text:list-header>
            </text:list>
          </table:table-cell>
          <table:table-cell table:style-name="Tableau15.B11" table:number-columns-spanned="3" office:value-type="string">
            <text:list xml:id="list717920544" text:continue-numbering="true" text:style-name="WW8Num5">
              <text:list-header>
                <text:p text:style-name="P89">Échec de l'authentification mutuelle. BP ne peut rien faire.</text:p>
              </text:list-header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table:number-columns-spanned="2" office:value-type="string">
            <text:list xml:id="list1065065507" text:continue-numbering="true" text:style-name="WW8Num5">
              <text:list-header>
                <text:p text:style-name="P61">Nom : C<text:span text:style-name="T25">3</text:span></text:p>
              </text:list-header>
            </text:list>
          </table:table-cell>
          <table:covered-table-cell/>
          <table:table-cell table:style-name="Tableau4.C1" table:number-columns-spanned="2" office:value-type="string">
            <text:list xml:id="list1810321237" text:continue-numbering="true" text:style-name="WW8Num5">
              <text:list-header>
                <text:p text:style-name="P68">Authentification d'un utilisateur/<text:span text:style-name="T12">Déblocage des clés</text:span></text:p>
              </text:list-header>
            </text:list>
          </table:table-cell>
          <table:covered-table-cell/>
        </table:table-row>
        <text:soft-page-break/>
        <table:table-row table:style-name="Tableau4.1">
          <table:table-cell table:style-name="Tableau4.A2" table:number-columns-spanned="2" office:value-type="string">
            <text:list xml:id="list1750703610" text:continue-numbering="true" text:style-name="WW8Num5">
              <text:list-header>
                <text:p text:style-name="P77">Acteurs concernés  </text:p>
              </text:list-header>
            </text:list>
          </table:table-cell>
          <table:covered-table-cell/>
          <table:table-cell table:style-name="Tableau4.C2" table:number-columns-spanned="2" office:value-type="string">
            <text:list xml:id="list1500205684" text:continue-numbering="true" text:style-name="WW8Num5">
              <text:list-header>
                <text:p text:style-name="P93">Utilisateur, <text:span text:style-name="T13">SmartCard, SoftCard</text:span></text:p>
              </text:list-header>
            </text:list>
          </table:table-cell>
          <table:covered-table-cell/>
        </table:table-row>
        <table:table-row table:style-name="Tableau4.1">
          <table:table-cell table:style-name="Tableau4.A3" table:number-columns-spanned="2" office:value-type="string">
            <text:list xml:id="list1424002920" text:continue-numbering="true" text:style-name="WW8Num5">
              <text:list-header>
                <text:p text:style-name="P77">Description </text:p>
              </text:list-header>
            </text:list>
          </table:table-cell>
          <table:covered-table-cell/>
          <table:table-cell table:style-name="Tableau4.C3" table:number-columns-spanned="2" office:value-type="string">
            <text:list xml:id="list1010094875" text:continue-numbering="true" text:style-name="WW8Num5">
              <text:list-header>
                <text:p text:style-name="P93">Le système authentifie l'utilisateur grâce au <text:span text:style-name="T12">code PIN</text:span> contenu sur <text:span text:style-name="T13">SmartCard</text:span>.</text:p>
                <text:p text:style-name="Style1"/>
              </text:list-header>
            </text:list>
          </table:table-cell>
          <table:covered-table-cell/>
        </table:table-row>
        <table:table-row table:style-name="Tableau4.1">
          <table:table-cell table:style-name="Tableau4.A4" table:number-columns-spanned="2" office:value-type="string">
            <text:list xml:id="list871472516" text:continue-numbering="true" text:style-name="WW8Num5">
              <text:list-header>
                <text:p text:style-name="P77">Pré-conditions </text:p>
              </text:list-header>
            </text:list>
          </table:table-cell>
          <table:covered-table-cell/>
          <table:table-cell table:style-name="Tableau4.C4" table:number-columns-spanned="2" office:value-type="string">
            <text:list xml:id="list138788334" text:continue-numbering="true" text:style-name="WW8Num5">
              <text:list-header>
                <text:p text:style-name="P105">L'utilisateur a une carte valide <text:span text:style-name="T12">et connaît le code PIN</text:span></text:p>
              </text:list-header>
            </text:list>
          </table:table-cell>
          <table:covered-table-cell/>
        </table:table-row>
        <table:table-row table:style-name="Tableau4.1">
          <table:table-cell table:style-name="Tableau4.A5" table:number-columns-spanned="2" office:value-type="string">
            <text:list xml:id="list196102509" text:continue-numbering="true" text:style-name="WW8Num5">
              <text:list-header>
                <text:p text:style-name="P77">Evénements déclenchants</text:p>
              </text:list-header>
            </text:list>
          </table:table-cell>
          <table:covered-table-cell/>
          <table:table-cell table:style-name="Tableau4.C5" table:number-columns-spanned="2" office:value-type="string">
            <text:list xml:id="list1006811735" text:continue-numbering="true" text:style-name="WW8Num5">
              <text:list-header>
                <text:p text:style-name="P101">SoftCard a besoin d'utiliser SmartCard</text:p>
              </text:list-header>
            </text:list>
          </table:table-cell>
          <table:covered-table-cell/>
        </table:table-row>
        <table:table-row table:style-name="Tableau4.1">
          <table:table-cell table:style-name="Tableau4.A6" table:number-columns-spanned="2" office:value-type="string">
            <text:list xml:id="list174235115" text:continue-numbering="true" text:style-name="WW8Num5">
              <text:list-header>
                <text:p text:style-name="P77">Conditions d’arrêt </text:p>
              </text:list-header>
            </text:list>
          </table:table-cell>
          <table:covered-table-cell/>
          <table:table-cell table:style-name="Tableau4.C6" table:number-columns-spanned="2" office:value-type="string">
            <text:list xml:id="list97949122" text:continue-numbering="true" text:style-name="WW8Num5">
              <text:list-header>
                <text:p text:style-name="P93">L'authentification a réussi ou échoué.</text:p>
                <text:p text:style-name="Style1"/>
              </text:list-header>
            </text:list>
          </table:table-cell>
          <table:covered-table-cell/>
        </table:table-row>
        <table:table-row table:style-name="Tableau4.7">
          <table:table-cell table:style-name="Tableau4.A7" table:number-columns-spanned="4" office:value-type="string">
            <text:list xml:id="list608117886" text:continue-numbering="true" text:style-name="WW8Num5">
              <text:list-header>
                <text:p text:style-name="P10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4.1">
          <table:table-cell table:style-name="Tableau4.A8" table:number-columns-spanned="3" office:value-type="string">
            <text:list xml:id="list1043594066" text:continue-numbering="true" text:style-name="WW8Num5">
              <text:list-header>
                <text:p text:style-name="P111">Acteur(s)</text:p>
              </text:list-header>
            </text:list>
          </table:table-cell>
          <table:covered-table-cell/>
          <table:covered-table-cell/>
          <table:table-cell table:style-name="Tableau4.D8" office:value-type="string">
            <text:list xml:id="list309063082" text:continue-numbering="true" text:style-name="WW8Num5">
              <text:list-header>
                <text:p text:style-name="P111">Système </text:p>
              </text:list-header>
            </text:list>
          </table:table-cell>
        </table:table-row>
        <table:table-row table:style-name="Tableau4.1">
          <table:table-cell table:style-name="Tableau4.A9" table:number-columns-spanned="3" office:value-type="string">
            <text:p text:style-name="P144">1. L'utilisateur insère la carte et demande à SoftCard d'utiliser SmartCard</text:p>
            <text:p text:style-name="flux"/>
            <text:p text:style-name="P137">4. L'utilisateur tape le code PIN</text:p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4.D9" office:value-type="string">
            <text:p text:style-name="P138">2. SoftCard et SmartCard s'authentifient mutuellement.</text:p>
            <text:p text:style-name="P138">3. SoftCard demande le code PIN</text:p>
            <text:p text:style-name="P138"/>
            <text:p text:style-name="P138">5. SoftCard envoie le code PIN à SmartCard</text:p>
            <text:p text:style-name="P138"/>
            <text:p text:style-name="P138">6. SmartCard vérifie le code PIN et passe en état « débloqué » pendant X minutes si c'est bon.</text:p>
            <text:p text:style-name="P138"/>
            <text:p text:style-name="P138">7. SoftCard informe l’utilisateur du résultat</text:p>
          </table:table-cell>
        </table:table-row>
        <table:table-row table:style-name="Tableau4.7">
          <table:table-cell table:style-name="Tableau4.A10" office:value-type="string">
            <text:list xml:id="list1890850235" text:continue-numbering="true" text:style-name="WW8Num5">
              <text:list-header>
                <text:p text:style-name="P77">Flots secondaires :</text:p>
              </text:list-header>
            </text:list>
          </table:table-cell>
          <table:table-cell table:style-name="Tableau4.B10" table:number-columns-spanned="3" office:value-type="string">
            <text:list xml:id="list410466139" text:continue-numbering="true" text:style-name="WW8Num5">
              <text:list-header>
                <text:p text:style-name="P118">7. SoftCard redemande le code PIN à l'utilisateur.</text:p>
              </text:list-header>
            </text:list>
          </table:table-cell>
          <table:covered-table-cell/>
          <table:covered-table-cell/>
        </table:table-row>
        <table:table-row table:style-name="Tableau4.1">
          <table:table-cell table:style-name="Tableau4.A11" office:value-type="string">
            <text:list xml:id="list1845382161" text:continue-numbering="true" text:style-name="WW8Num5">
              <text:list-header>
                <text:p text:style-name="P77">Flots d’exception :</text:p>
              </text:list-header>
            </text:list>
          </table:table-cell>
          <table:table-cell table:style-name="Tableau4.B11" table:number-columns-spanned="3" office:value-type="string">
            <text:list xml:id="list937826574" text:continue-numbering="true" text:style-name="WW8Num5">
              <text:list-header>
                <text:p text:style-name="P88"><text:span text:style-name="T20">7bis . </text:span><text:span text:style-name="T12">L'utilisateur a tapé 3 mauvais codes. </text:span><text:span text:style-name="T20">La carte se verrouille.</text:span></text:p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table:number-columns-spanned="2" office:value-type="string">
            <text:list xml:id="list1678439952" text:continue-numbering="true" text:style-name="WW8Num5">
              <text:list-header>
                <text:p text:style-name="P61">Nom : C<text:span text:style-name="T25">4</text:span></text:p>
              </text:list-header>
            </text:list>
          </table:table-cell>
          <table:covered-table-cell/>
          <table:table-cell table:style-name="Tableau5.C1" table:number-columns-spanned="2" office:value-type="string">
            <text:list xml:id="list415288418" text:continue-numbering="true" text:style-name="WW8Num5">
              <text:list-header>
                <text:p text:style-name="P68">Signature d'un document</text:p>
              </text:list-header>
            </text:list>
          </table:table-cell>
          <table:covered-table-cell/>
        </table:table-row>
        <text:soft-page-break/>
        <table:table-row table:style-name="Tableau5.1">
          <table:table-cell table:style-name="Tableau5.A2" table:number-columns-spanned="2" office:value-type="string">
            <text:list xml:id="list861865188" text:continue-numbering="true" text:style-name="WW8Num5">
              <text:list-header>
                <text:p text:style-name="P77">Acteurs concernés  </text:p>
              </text:list-header>
            </text:list>
          </table:table-cell>
          <table:covered-table-cell/>
          <table:table-cell table:style-name="Tableau5.C2" table:number-columns-spanned="2" office:value-type="string">
            <text:list xml:id="list335573866" text:continue-numbering="true" text:style-name="WW8Num5">
              <text:list-header>
                <text:p text:style-name="P93">Utilisateur, <text:span text:style-name="T13">SmartCard</text:span></text:p>
              </text:list-header>
            </text:list>
          </table:table-cell>
          <table:covered-table-cell/>
        </table:table-row>
        <table:table-row table:style-name="Tableau5.1">
          <table:table-cell table:style-name="Tableau5.A3" table:number-columns-spanned="2" office:value-type="string">
            <text:list xml:id="list899502450" text:continue-numbering="true" text:style-name="WW8Num5">
              <text:list-header>
                <text:p text:style-name="P77">Description </text:p>
              </text:list-header>
            </text:list>
          </table:table-cell>
          <table:covered-table-cell/>
          <table:table-cell table:style-name="Tableau5.C3" table:number-columns-spanned="2" office:value-type="string">
            <text:list xml:id="list984356083" text:continue-numbering="true" text:style-name="WW8Num5">
              <text:list-header>
                <text:p text:style-name="P93">L'utilisateur utilise sa clef privée <text:span text:style-name="T12">stockée sur </text:span><text:span text:style-name="T13">SmartCard</text:span><text:span text:style-name="T12"> </text:span>pour signer un document.</text:p>
              </text:list-header>
            </text:list>
          </table:table-cell>
          <table:covered-table-cell/>
        </table:table-row>
        <table:table-row table:style-name="Tableau5.1">
          <table:table-cell table:style-name="Tableau5.A4" table:number-columns-spanned="2" office:value-type="string">
            <text:list xml:id="list537076312" text:continue-numbering="true" text:style-name="WW8Num5">
              <text:list-header>
                <text:p text:style-name="P77">Pré-conditions </text:p>
              </text:list-header>
            </text:list>
          </table:table-cell>
          <table:covered-table-cell/>
          <table:table-cell table:style-name="Tableau5.C4" table:number-columns-spanned="2" office:value-type="string">
            <text:list xml:id="list1605678226" text:continue-numbering="true" text:style-name="WW8Num5">
              <text:list-header>
                <text:p text:style-name="P105">L'utilisateur a une <text:span text:style-name="T13">SmartCard</text:span> valide</text:p>
              </text:list-header>
            </text:list>
          </table:table-cell>
          <table:covered-table-cell/>
        </table:table-row>
        <table:table-row table:style-name="Tableau5.1">
          <table:table-cell table:style-name="Tableau5.A5" table:number-columns-spanned="2" office:value-type="string">
            <text:list xml:id="list641378331" text:continue-numbering="true" text:style-name="WW8Num5">
              <text:list-header>
                <text:p text:style-name="P77"><text:span text:style-name="T25">Événements</text:span> <text:span text:style-name="T25">déclenchant</text:span></text:p>
              </text:list-header>
            </text:list>
          </table:table-cell>
          <table:covered-table-cell/>
          <table:table-cell table:style-name="Tableau5.C5" table:number-columns-spanned="2" office:value-type="string">
            <text:list xml:id="list1901274596" text:continue-numbering="true" text:style-name="WW8Num5">
              <text:list-header>
                <text:p text:style-name="P93">Demande de l'utilisateur.</text:p>
                <text:p text:style-name="Style1"/>
              </text:list-header>
            </text:list>
          </table:table-cell>
          <table:covered-table-cell/>
        </table:table-row>
        <table:table-row table:style-name="Tableau5.1">
          <table:table-cell table:style-name="Tableau5.A6" table:number-columns-spanned="2" office:value-type="string">
            <text:list xml:id="list1297232208" text:continue-numbering="true" text:style-name="WW8Num5">
              <text:list-header>
                <text:p text:style-name="P77">Conditions d’arrêt </text:p>
              </text:list-header>
            </text:list>
          </table:table-cell>
          <table:covered-table-cell/>
          <table:table-cell table:style-name="Tableau5.C6" table:number-columns-spanned="2" office:value-type="string">
            <text:list xml:id="list1320638371" text:continue-numbering="true" text:style-name="WW8Num5">
              <text:list-header>
                <text:p text:style-name="P93">Le document est signé ou l'utilisateur annule.</text:p>
                <text:p text:style-name="P93"/>
              </text:list-header>
            </text:list>
          </table:table-cell>
          <table:covered-table-cell/>
        </table:table-row>
        <table:table-row table:style-name="Tableau5.7">
          <table:table-cell table:style-name="Tableau5.A7" table:number-columns-spanned="4" office:value-type="string">
            <text:list xml:id="list780195951" text:continue-numbering="true" text:style-name="WW8Num5">
              <text:list-header>
                <text:p text:style-name="P109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8" table:number-columns-spanned="3" office:value-type="string">
            <text:list xml:id="list921409293" text:continue-numbering="true" text:style-name="WW8Num5">
              <text:list-header>
                <text:p text:style-name="P111">Acteur(s)</text:p>
              </text:list-header>
            </text:list>
          </table:table-cell>
          <table:covered-table-cell/>
          <table:covered-table-cell/>
          <table:table-cell table:style-name="Tableau5.D8" office:value-type="string">
            <text:list xml:id="list885197830" text:continue-numbering="true" text:style-name="WW8Num5">
              <text:list-header>
                <text:p text:style-name="P111">Système </text:p>
              </text:list-header>
            </text:list>
          </table:table-cell>
        </table:table-row>
        <table:table-row table:style-name="Tableau5.1">
          <table:table-cell table:style-name="Tableau5.A9" table:number-columns-spanned="3" office:value-type="string">
            <text:p text:style-name="P28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  <text:p text:style-name="flux"/>
          </table:table-cell>
          <table:covered-table-cell/>
          <table:covered-table-cell/>
          <table:table-cell table:style-name="Tableau5.D9" office:value-type="string">
            <text:p text:style-name="P28"/>
          </table:table-cell>
        </table:table-row>
        <table:table-row table:style-name="Tableau5.7">
          <table:table-cell table:style-name="Tableau5.A10" office:value-type="string">
            <text:list xml:id="list94257483" text:continue-numbering="true" text:style-name="WW8Num5">
              <text:list-header>
                <text:p text:style-name="P77">Flots secondaires :</text:p>
              </text:list-header>
            </text:list>
          </table:table-cell>
          <table:table-cell table:style-name="Tableau5.B10" table:number-columns-spanned="3" office:value-type="string">
            <text:list xml:id="list159268062" text:continue-numbering="true" text:style-name="WW8Num5">
              <text:list-header>
                <text:p text:style-name="P93"/>
              </text:list-header>
            </text:list>
          </table:table-cell>
          <table:covered-table-cell/>
          <table:covered-table-cell/>
        </table:table-row>
        <table:table-row table:style-name="Tableau5.1">
          <table:table-cell table:style-name="Tableau5.A11" office:value-type="string">
            <text:list xml:id="list1856632201" text:continue-numbering="true" text:style-name="WW8Num5">
              <text:list-header>
                <text:p text:style-name="P77">Flots d’exception :</text:p>
              </text:list-header>
            </text:list>
          </table:table-cell>
          <table:table-cell table:style-name="Tableau5.B11" table:number-columns-spanned="3" office:value-type="string">
            <text:list xml:id="list927069495" text:continue-numbering="true" text:style-name="WW8Num5">
              <text:list-header>
                <text:p text:style-name="P87"/>
              </text:list-header>
            </text:list>
          </table:table-cell>
          <table:covered-table-cell/>
          <table:covered-table-cell/>
        </table:table-row>
      </table:table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Recommandation"/>
      <text:p text:style-name="P24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table:number-columns-spanned="2" office:value-type="string">
            <text:list xml:id="list259395892" text:continue-numbering="true" text:style-name="WW8Num5">
              <text:list-header>
                <text:p text:style-name="P63">Nom : C<text:span text:style-name="T25">5</text:span></text:p>
              </text:list-header>
            </text:list>
          </table:table-cell>
          <table:covered-table-cell/>
          <table:table-cell table:style-name="Tableau6.C1" table:number-columns-spanned="2" office:value-type="string">
            <text:list xml:id="list2014074206" text:continue-numbering="true" text:style-name="WW8Num5">
              <text:list-header>
                <text:p text:style-name="P70">Génération de nombres aléatoires</text:p>
              </text:list-header>
            </text:list>
          </table:table-cell>
          <table:covered-table-cell/>
        </table:table-row>
        <text:soft-page-break/>
        <table:table-row table:style-name="Tableau6.1">
          <table:table-cell table:style-name="Tableau6.A2" table:number-columns-spanned="2" office:value-type="string">
            <text:list xml:id="list1895220727" text:continue-numbering="true" text:style-name="WW8Num5">
              <text:list-header>
                <text:p text:style-name="P79">Acteurs concernés  </text:p>
              </text:list-header>
            </text:list>
          </table:table-cell>
          <table:covered-table-cell/>
          <table:table-cell table:style-name="Tableau6.C2" table:number-columns-spanned="2" office:value-type="string">
            <text:list xml:id="list394970503" text:continue-numbering="true" text:style-name="WW8Num5">
              <text:list-header>
                <text:p text:style-name="P101">SmartCard, SoftCard</text:p>
              </text:list-header>
            </text:list>
          </table:table-cell>
          <table:covered-table-cell/>
        </table:table-row>
        <table:table-row table:style-name="Tableau6.1">
          <table:table-cell table:style-name="Tableau6.A3" table:number-columns-spanned="2" office:value-type="string">
            <text:list xml:id="list2073362824" text:continue-numbering="true" text:style-name="WW8Num5">
              <text:list-header>
                <text:p text:style-name="P79">Description </text:p>
              </text:list-header>
            </text:list>
          </table:table-cell>
          <table:covered-table-cell/>
          <table:table-cell table:style-name="Tableau6.C3" table:number-columns-spanned="2" office:value-type="string">
            <text:list xml:id="list317194461" text:continue-numbering="true" text:style-name="WW8Num5">
              <text:list-header>
                <text:p text:style-name="P96"><text:span text:style-name="T13">SmartCard</text:span><text:span text:style-name="T12"> génère un nombre aléatoire de </text:span><text:span text:style-name="T17">la</text:span><text:span text:style-name="T12"> taille </text:span><text:span text:style-name="T17">demanée</text:span><text:span text:style-name="T12">.</text:span></text:p>
              </text:list-header>
            </text:list>
          </table:table-cell>
          <table:covered-table-cell/>
        </table:table-row>
        <table:table-row table:style-name="Tableau6.1">
          <table:table-cell table:style-name="Tableau6.A4" table:number-columns-spanned="2" office:value-type="string">
            <text:list xml:id="list1399904065" text:continue-numbering="true" text:style-name="WW8Num5">
              <text:list-header>
                <text:p text:style-name="P79">Pré-conditions </text:p>
              </text:list-header>
            </text:list>
          </table:table-cell>
          <table:covered-table-cell/>
          <table:table-cell table:style-name="Tableau6.C4" table:number-columns-spanned="2" office:value-type="string">
            <text:list xml:id="list196281754" text:continue-numbering="true" text:style-name="WW8Num5">
              <text:list-header>
                <text:p text:style-name="P107">SmartCard est programmée.</text:p>
              </text:list-header>
            </text:list>
          </table:table-cell>
          <table:covered-table-cell/>
        </table:table-row>
        <table:table-row table:style-name="Tableau6.1">
          <table:table-cell table:style-name="Tableau6.A5" table:number-columns-spanned="2" office:value-type="string">
            <text:list xml:id="list2169384192" text:continue-numbering="true" text:style-name="WW8Num5">
              <text:list-header>
                <text:p text:style-name="P79"><text:span text:style-name="T25">Événements</text:span> <text:span text:style-name="T25">déclenchant</text:span></text:p>
              </text:list-header>
            </text:list>
          </table:table-cell>
          <table:covered-table-cell/>
          <table:table-cell table:style-name="Tableau6.C5" table:number-columns-spanned="2" office:value-type="string">
            <text:list xml:id="list1771709701" text:continue-numbering="true" text:style-name="WW8Num5">
              <text:list-header>
                <text:p text:style-name="P97">Demande d<text:span text:style-name="T13">e SoftCard</text:span>.</text:p>
                <text:p text:style-name="P119"/>
              </text:list-header>
            </text:list>
          </table:table-cell>
          <table:covered-table-cell/>
        </table:table-row>
        <table:table-row table:style-name="Tableau6.1">
          <table:table-cell table:style-name="Tableau6.A6" table:number-columns-spanned="2" office:value-type="string">
            <text:list xml:id="list2003003411" text:continue-numbering="true" text:style-name="WW8Num5">
              <text:list-header>
                <text:p text:style-name="P79">Conditions d’arrêt </text:p>
              </text:list-header>
            </text:list>
          </table:table-cell>
          <table:covered-table-cell/>
          <table:table-cell table:style-name="Tableau6.C6" table:number-columns-spanned="2" office:value-type="string">
            <text:list xml:id="list921066614" text:continue-numbering="true" text:style-name="WW8Num5">
              <text:list-header>
                <text:p text:style-name="P102">SmartCard renvoie un nombre aléatoire à SoftCard</text:p>
                <text:p text:style-name="P97"/>
              </text:list-header>
            </text:list>
          </table:table-cell>
          <table:covered-table-cell/>
        </table:table-row>
        <table:table-row table:style-name="Tableau6.7">
          <table:table-cell table:style-name="Tableau6.A7" table:number-columns-spanned="4" office:value-type="string">
            <text:list xml:id="list1264005501" text:continue-numbering="true" text:style-name="WW8Num5">
              <text:list-header>
                <text:p text:style-name="P115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6.1">
          <table:table-cell table:style-name="Tableau6.A8" table:number-columns-spanned="3" office:value-type="string">
            <text:list xml:id="list232147678" text:continue-numbering="true" text:style-name="WW8Num5">
              <text:list-header>
                <text:p text:style-name="P113">Acteur(s)</text:p>
              </text:list-header>
            </text:list>
          </table:table-cell>
          <table:covered-table-cell/>
          <table:covered-table-cell/>
          <table:table-cell table:style-name="Tableau6.D8" office:value-type="string">
            <text:list xml:id="list1744271298" text:continue-numbering="true" text:style-name="WW8Num5">
              <text:list-header>
                <text:p text:style-name="P113">Système </text:p>
              </text:list-header>
            </text:list>
          </table:table-cell>
        </table:table-row>
        <table:table-row table:style-name="Tableau6.1">
          <table:table-cell table:style-name="Tableau6.A9" table:number-columns-spanned="3" office:value-type="string">
            <text:p text:style-name="P138">1. SoftCard demande à SmartCard un nombre aléatoire de longueur donnée</text:p>
            <text:p text:style-name="P33"/>
            <text:p text:style-name="P37"><text:span text:style-name="T20">3. SoftCard récupère le nombre</text:span><text:span text:style-name="T24">.</text:span></text:p>
            <text:p text:style-name="P137"/>
            <text:p text:style-name="P139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</table:table-cell>
          <table:covered-table-cell/>
          <table:covered-table-cell/>
          <table:table-cell table:style-name="Tableau6.D9" office:value-type="string">
            <text:p text:style-name="P138">2. SmartCard génère un nombre grâce au PRNG intégré et le renvoie à SoftCard</text:p>
            <text:p text:style-name="P138"/>
          </table:table-cell>
        </table:table-row>
        <table:table-row table:style-name="Tableau6.7">
          <table:table-cell table:style-name="Tableau6.A10" office:value-type="string">
            <text:list xml:id="list1560918864" text:continue-numbering="true" text:style-name="WW8Num5">
              <text:list-header>
                <text:p text:style-name="P79">Flots secondaires :</text:p>
              </text:list-header>
            </text:list>
          </table:table-cell>
          <table:table-cell table:style-name="Tableau6.B10" table:number-columns-spanned="3" office:value-type="string">
            <text:list xml:id="list1092989624" text:continue-numbering="true" text:style-name="WW8Num5">
              <text:list-header>
                <text:p text:style-name="P97"/>
              </text:list-header>
            </text:list>
          </table:table-cell>
          <table:covered-table-cell/>
          <table:covered-table-cell/>
        </table:table-row>
        <table:table-row table:style-name="Tableau6.1">
          <table:table-cell table:style-name="Tableau6.A11" office:value-type="string">
            <text:list xml:id="list542483230" text:continue-numbering="true" text:style-name="WW8Num5">
              <text:list-header>
                <text:p text:style-name="P79">Flots d’exception :</text:p>
              </text:list-header>
            </text:list>
          </table:table-cell>
          <table:table-cell table:style-name="Tableau6.B11" table:number-columns-spanned="3" office:value-type="string">
            <text:list xml:id="list2059334672" text:continue-numbering="true" text:style-name="WW8Num5">
              <text:list-header>
                <text:p text:style-name="P90"/>
              </text:list-header>
            </text:list>
          </table:table-cell>
          <table:covered-table-cell/>
          <table:covered-table-cell/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 table:style-name="Tableau7.1">
          <table:table-cell table:style-name="Tableau7.A1" table:number-columns-spanned="2" office:value-type="string">
            <text:list xml:id="list512523698" text:continue-numbering="true" text:style-name="WW8Num5">
              <text:list-header>
                <text:p text:style-name="P64">Nom : C<text:span text:style-name="T25">6</text:span></text:p>
              </text:list-header>
            </text:list>
          </table:table-cell>
          <table:covered-table-cell/>
          <table:table-cell table:style-name="Tableau7.C1" table:number-columns-spanned="2" office:value-type="string">
            <text:list xml:id="list1145201057" text:continue-numbering="true" text:style-name="WW8Num5">
              <text:list-header>
                <text:p text:style-name="P71">Déchiffrement de la clé de message</text:p>
              </text:list-header>
            </text:list>
          </table:table-cell>
          <table:covered-table-cell/>
        </table:table-row>
        <table:table-row table:style-name="Tableau7.1">
          <table:table-cell table:style-name="Tableau7.A2" table:number-columns-spanned="2" office:value-type="string">
            <text:list xml:id="list1774465116" text:continue-numbering="true" text:style-name="WW8Num5">
              <text:list-header>
                <text:p text:style-name="P80">Acteurs concernés  </text:p>
              </text:list-header>
            </text:list>
          </table:table-cell>
          <table:covered-table-cell/>
          <table:table-cell table:style-name="Tableau7.C2" table:number-columns-spanned="2" office:value-type="string">
            <text:list xml:id="list1771095403" text:continue-numbering="true" text:style-name="WW8Num5">
              <text:list-header>
                <text:p text:style-name="P101">SmartCard, SoftCard</text:p>
              </text:list-header>
            </text:list>
          </table:table-cell>
          <table:covered-table-cell/>
        </table:table-row>
        <table:table-row table:style-name="Tableau7.1">
          <table:table-cell table:style-name="Tableau7.A3" table:number-columns-spanned="2" office:value-type="string">
            <text:list xml:id="list279695277" text:continue-numbering="true" text:style-name="WW8Num5">
              <text:list-header>
                <text:p text:style-name="P80">Description </text:p>
              </text:list-header>
            </text:list>
          </table:table-cell>
          <table:covered-table-cell/>
          <table:table-cell table:style-name="Tableau7.C3" table:number-columns-spanned="2" office:value-type="string">
            <text:list xml:id="list368516916" text:continue-numbering="true" text:style-name="WW8Num5">
              <text:list-header>
                <text:p text:style-name="P95"><text:span text:style-name="T13">SmartCard</text:span><text:span text:style-name="T12"> </text:span><text:span text:style-name="T13">déchiffre la clé de message avec la clé privée stockée sur la carte</text:span><text:span text:style-name="T12">.</text:span></text:p>
              </text:list-header>
            </text:list>
          </table:table-cell>
          <table:covered-table-cell/>
        </table:table-row>
        <table:table-row table:style-name="Tableau7.1">
          <table:table-cell table:style-name="Tableau7.A4" table:number-columns-spanned="2" office:value-type="string">
            <text:list xml:id="list506360544" text:continue-numbering="true" text:style-name="WW8Num5">
              <text:list-header>
                <text:p text:style-name="P80">Pré-conditions </text:p>
              </text:list-header>
            </text:list>
          </table:table-cell>
          <table:covered-table-cell/>
          <table:table-cell table:style-name="Tableau7.C4" table:number-columns-spanned="2" office:value-type="string">
            <text:list xml:id="list1126232603" text:continue-numbering="true" text:style-name="WW8Num5">
              <text:list-header>
                <text:p text:style-name="P107">SmartCard est débloquée avec le bon code PIN.</text:p>
              </text:list-header>
            </text:list>
          </table:table-cell>
          <table:covered-table-cell/>
        </table:table-row>
        <table:table-row table:style-name="Tableau7.1">
          <table:table-cell table:style-name="Tableau7.A5" table:number-columns-spanned="2" office:value-type="string">
            <text:list xml:id="list424113895" text:continue-numbering="true" text:style-name="WW8Num5">
              <text:list-header>
                <text:p text:style-name="P80">Evénements déclenchants</text:p>
              </text:list-header>
            </text:list>
          </table:table-cell>
          <table:covered-table-cell/>
          <table:table-cell table:style-name="Tableau7.C5" table:number-columns-spanned="2" office:value-type="string">
            <text:list xml:id="list626968102" text:continue-numbering="true" text:style-name="WW8Num5">
              <text:list-header>
                <text:p text:style-name="P95">Demande d<text:span text:style-name="T13">e SoftCard</text:span>.</text:p>
                <text:p text:style-name="P120"/>
              </text:list-header>
            </text:list>
          </table:table-cell>
          <table:covered-table-cell/>
        </table:table-row>
        <table:table-row table:style-name="Tableau7.1">
          <table:table-cell table:style-name="Tableau7.A6" table:number-columns-spanned="2" office:value-type="string">
            <text:list xml:id="list796720652" text:continue-numbering="true" text:style-name="WW8Num5">
              <text:list-header>
                <text:p text:style-name="P80">Conditions d’arrêt </text:p>
              </text:list-header>
            </text:list>
          </table:table-cell>
          <table:covered-table-cell/>
          <table:table-cell table:style-name="Tableau7.C6" table:number-columns-spanned="2" office:value-type="string">
            <text:list xml:id="list1312522887" text:continue-numbering="true" text:style-name="WW8Num5">
              <text:list-header>
                <text:p text:style-name="P101">SmartCard renvoie la clé de message à SoftCard</text:p>
                <text:p text:style-name="P95"/>
              </text:list-header>
            </text:list>
          </table:table-cell>
          <table:covered-table-cell/>
        </table:table-row>
        <table:table-row table:style-name="Tableau7.7">
          <table:table-cell table:style-name="Tableau7.A7" table:number-columns-spanned="4" office:value-type="string">
            <text:list xml:id="list847703490" text:continue-numbering="true" text:style-name="WW8Num5">
              <text:list-header>
                <text:p text:style-name="P116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8" table:number-columns-spanned="3" office:value-type="string">
            <text:list xml:id="list624650706" text:continue-numbering="true" text:style-name="WW8Num5">
              <text:list-header>
                <text:p text:style-name="P114">Acteur(s)</text:p>
              </text:list-header>
            </text:list>
          </table:table-cell>
          <table:covered-table-cell/>
          <table:covered-table-cell/>
          <table:table-cell table:style-name="Tableau7.D8" office:value-type="string">
            <text:list xml:id="list1021599462" text:continue-numbering="true" text:style-name="WW8Num5">
              <text:list-header>
                <text:p text:style-name="P114">Système </text:p>
              </text:list-header>
            </text:list>
          </table:table-cell>
        </table:table-row>
        <table:table-row table:style-name="Tableau7.1">
          <table:table-cell table:style-name="Tableau7.A9" table:number-columns-spanned="3" office:value-type="string">
            <text:p text:style-name="P31"><text:span text:style-name="T20">1. </text:span><text:span text:style-name="T21">SoftCard envoie une clé de message chiffrée à SmartCard</text:span></text:p>
            <text:p text:style-name="P141"/>
            <text:p text:style-name="P142">3. SoftCard récupère la clef.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covered-table-cell/>
          <table:covered-table-cell/>
          <table:table-cell table:style-name="Tableau7.D9" office:value-type="string">
            <text:p text:style-name="P142">2. SmartCard déchiffre la clé de message avec la clé privée stockée et la renvoie à SoftCard</text:p>
          </table:table-cell>
        </table:table-row>
        <table:table-row table:style-name="Tableau7.7">
          <table:table-cell table:style-name="Tableau7.A11" table:number-rows-spanned="2" office:value-type="string">
            <text:list xml:id="list1204013490" text:continue-numbering="true" text:style-name="WW8Num5">
              <text:list-header>
                <text:p text:style-name="P80">Flots secondaires :</text:p>
              </text:list-header>
            </text:list>
          </table:table-cell>
          <table:table-cell table:style-name="Tableau7.B10" table:number-columns-spanned="3" office:value-type="string">
            <text:list xml:id="list511869378" text:continue-numbering="true" text:style-name="WW8Num5">
              <text:list-header>
                <text:p text:style-name="P95"/>
              </text:list-header>
            </text:list>
          </table:table-cell>
          <table:covered-table-cell/>
          <table:covered-table-cell/>
        </table:table-row>
        <table:table-row table:style-name="Tableau7.7">
          <table:covered-table-cell/>
          <table:table-cell table:style-name="Tableau7.B11" office:value-type="string">
            <text:list xml:id="list1300133419" text:continue-numbering="true" text:style-name="WW8Num5">
              <text:list-header>
                <text:p text:style-name="P81"/>
              </text:list-header>
            </text:list>
          </table:table-cell>
          <table:table-cell table:style-name="Tableau7.C11" table:number-columns-spanned="2" office:value-type="string">
            <text:p text:style-name="P29"/>
            <text:p text:style-name="P34"/>
            <text:p text:style-name="P34"/>
            <text:p text:style-name="P34"/>
          </table:table-cell>
          <table:covered-table-cell/>
        </table:table-row>
        <table:table-row table:style-name="Tableau7.1">
          <table:table-cell table:style-name="Tableau7.A12" office:value-type="string">
            <text:list xml:id="list417773403" text:continue-numbering="true" text:style-name="WW8Num5">
              <text:list-header>
                <text:p text:style-name="P80">Flots d’exception :</text:p>
              </text:list-header>
            </text:list>
          </table:table-cell>
          <table:table-cell table:style-name="Tableau7.B12" table:number-columns-spanned="3" office:value-type="string">
            <text:list xml:id="list669490628" text:continue-numbering="true" text:style-name="WW8Num5">
              <text:list-header>
                <text:p text:style-name="P91">La clé de message n'a pas été chiffrée avec la clé publique de l'utilisateur =&gt; clé de message invalide.</text:p>
              </text:list-header>
            </text:list>
          </table:table-cell>
          <table:covered-table-cell/>
          <table:covered-table-cell/>
        </table:table-row>
      </table:table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ext:soft-page-break/>
        <table:table-row table:style-name="Tableau13.1">
          <table:table-cell table:style-name="Tableau13.A1" table:number-columns-spanned="2" office:value-type="string">
            <text:list xml:id="list1283373459" text:continue-numbering="true" text:style-name="WW8Num5">
              <text:list-header>
                <text:p text:style-name="P62">Nom : C<text:span text:style-name="T25">7</text:span></text:p>
              </text:list-header>
            </text:list>
          </table:table-cell>
          <table:covered-table-cell/>
          <table:table-cell table:style-name="Tableau13.C1" table:number-columns-spanned="2" office:value-type="string">
            <text:list xml:id="list2150822600" text:continue-numbering="true" text:style-name="WW8Num5">
              <text:list-header>
                <text:p text:style-name="P69"><text:span text:style-name="T18">C</text:span><text:span text:style-name="T13">hiffrement de la clé de message</text:span></text:p>
              </text:list-header>
            </text:list>
          </table:table-cell>
          <table:covered-table-cell/>
        </table:table-row>
        <table:table-row table:style-name="Tableau13.1">
          <table:table-cell table:style-name="Tableau13.A2" table:number-columns-spanned="2" office:value-type="string">
            <text:list xml:id="list486349888" text:continue-numbering="true" text:style-name="WW8Num5">
              <text:list-header>
                <text:p text:style-name="P78">Acteurs concernés  </text:p>
              </text:list-header>
            </text:list>
          </table:table-cell>
          <table:covered-table-cell/>
          <table:table-cell table:style-name="Tableau13.C2" table:number-columns-spanned="2" office:value-type="string">
            <text:list xml:id="list2165779570" text:continue-numbering="true" text:style-name="WW8Num5">
              <text:list-header>
                <text:p text:style-name="P100">SmartCard, SoftCard</text:p>
              </text:list-header>
            </text:list>
          </table:table-cell>
          <table:covered-table-cell/>
        </table:table-row>
        <table:table-row table:style-name="Tableau13.1">
          <table:table-cell table:style-name="Tableau13.A3" table:number-columns-spanned="2" office:value-type="string">
            <text:list xml:id="list1228683950" text:continue-numbering="true" text:style-name="WW8Num5">
              <text:list-header>
                <text:p text:style-name="P78">Description </text:p>
              </text:list-header>
            </text:list>
          </table:table-cell>
          <table:covered-table-cell/>
          <table:table-cell table:style-name="Tableau13.C3" table:number-columns-spanned="2" office:value-type="string">
            <text:list xml:id="list679837062" text:continue-numbering="true" text:style-name="WW8Num5">
              <text:list-header>
                <text:p text:style-name="P94"><text:span text:style-name="T13">SmartCard</text:span><text:span text:style-name="T12"> </text:span><text:span text:style-name="T13">chiffre la clé de message avec la clé </text:span><text:span text:style-name="T18">publique de chaque destinataire autorisé.</text:span><text:span text:style-name="T13"> </text:span></text:p>
              </text:list-header>
            </text:list>
          </table:table-cell>
          <table:covered-table-cell/>
        </table:table-row>
        <table:table-row table:style-name="Tableau13.1">
          <table:table-cell table:style-name="Tableau13.A4" table:number-columns-spanned="2" office:value-type="string">
            <text:list xml:id="list1723906716" text:continue-numbering="true" text:style-name="WW8Num5">
              <text:list-header>
                <text:p text:style-name="P78">Pré-conditions </text:p>
              </text:list-header>
            </text:list>
          </table:table-cell>
          <table:covered-table-cell/>
          <table:table-cell table:style-name="Tableau13.C4" table:number-columns-spanned="2" office:value-type="string">
            <text:list xml:id="list603458662" text:continue-numbering="true" text:style-name="WW8Num5">
              <text:list-header>
                <text:p text:style-name="P108">SmartCard est débloquée avec le bon code PIN. </text:p>
              </text:list-header>
            </text:list>
          </table:table-cell>
          <table:covered-table-cell/>
        </table:table-row>
        <table:table-row table:style-name="Tableau13.1">
          <table:table-cell table:style-name="Tableau13.A5" table:number-columns-spanned="2" office:value-type="string">
            <text:list xml:id="list1734166182" text:continue-numbering="true" text:style-name="WW8Num5">
              <text:list-header>
                <text:p text:style-name="P78"><text:span text:style-name="T25">Événements</text:span> <text:span text:style-name="T25">déclenchant</text:span></text:p>
              </text:list-header>
            </text:list>
          </table:table-cell>
          <table:covered-table-cell/>
          <table:table-cell table:style-name="Tableau13.C5" table:number-columns-spanned="2" office:value-type="string">
            <text:list xml:id="list80245794" text:continue-numbering="true" text:style-name="WW8Num5">
              <text:list-header>
                <text:p text:style-name="P94">Demande d<text:span text:style-name="T13">e SoftCard</text:span>.</text:p>
                <text:p text:style-name="P104"/>
              </text:list-header>
            </text:list>
          </table:table-cell>
          <table:covered-table-cell/>
        </table:table-row>
        <table:table-row table:style-name="Tableau13.1">
          <table:table-cell table:style-name="Tableau13.A6" table:number-columns-spanned="2" office:value-type="string">
            <text:list xml:id="list476649182" text:continue-numbering="true" text:style-name="WW8Num5">
              <text:list-header>
                <text:p text:style-name="P78">Conditions d’arrêt</text:p>
              </text:list-header>
            </text:list>
          </table:table-cell>
          <table:covered-table-cell/>
          <table:table-cell table:style-name="Tableau13.C6" table:number-columns-spanned="2" office:value-type="string">
            <text:list xml:id="list60545729" text:continue-numbering="true" text:style-name="WW8Num5">
              <text:list-header>
                <text:p text:style-name="P94"><text:span text:style-name="T13">SmartCard renvoie la clé de message </text:span><text:span text:style-name="T18">chiffrée.</text:span></text:p>
                <text:p text:style-name="P94"/>
              </text:list-header>
            </text:list>
          </table:table-cell>
          <table:covered-table-cell/>
        </table:table-row>
        <table:table-row table:style-name="Tableau13.7">
          <table:table-cell table:style-name="Tableau13.A7" table:number-columns-spanned="4" office:value-type="string">
            <text:list xml:id="list1186786348" text:continue-numbering="true" text:style-name="WW8Num5">
              <text:list-header>
                <text:p text:style-name="P11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3.1">
          <table:table-cell table:style-name="Tableau13.A8" table:number-columns-spanned="3" office:value-type="string">
            <text:list xml:id="list64970147" text:continue-numbering="true" text:style-name="WW8Num5">
              <text:list-header>
                <text:p text:style-name="P112">Acteur(s)</text:p>
              </text:list-header>
            </text:list>
          </table:table-cell>
          <table:covered-table-cell/>
          <table:covered-table-cell/>
          <table:table-cell table:style-name="Tableau13.D8" office:value-type="string">
            <text:list xml:id="list1792980628" text:continue-numbering="true" text:style-name="WW8Num5">
              <text:list-header>
                <text:p text:style-name="P112">Système </text:p>
              </text:list-header>
            </text:list>
          </table:table-cell>
        </table:table-row>
        <table:table-row table:style-name="Tableau13.1">
          <table:table-cell table:style-name="Tableau13.A9" table:number-columns-spanned="3" office:value-type="string">
            <text:p text:style-name="P32"><text:span text:style-name="T21">1. SoftCard envoie le </text:span><text:span text:style-name="T22">certificat</text:span><text:span text:style-name="T21"> du destinataire du message à SmartCard</text:span></text:p>
            <text:p text:style-name="P142"/>
            <text:p text:style-name="P139">3. SoftCard récupère la clé chiffrée. 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  <table:covered-table-cell/>
          <table:covered-table-cell/>
          <table:table-cell table:style-name="Tableau13.D9" office:value-type="string">
            <text:p text:style-name="P142">2. SmartCard chiffre la clé de message avec la clé publique du destinataire et renvoie la clé de message chiffrée à SoftCard.</text:p>
          </table:table-cell>
        </table:table-row>
        <table:table-row table:style-name="Tableau13.7">
          <table:table-cell table:style-name="Tableau13.A10" office:value-type="string">
            <text:list xml:id="list1427821121" text:continue-numbering="true" text:style-name="WW8Num5">
              <text:list-header>
                <text:p text:style-name="P78">Flots secondaires :</text:p>
              </text:list-header>
            </text:list>
          </table:table-cell>
          <table:table-cell table:style-name="Tableau13.B10" table:number-columns-spanned="3" office:value-type="string">
            <text:list xml:id="list394826559" text:continue-numbering="true" text:style-name="WW8Num5">
              <text:list-header>
                <text:p text:style-name="P94"/>
              </text:list-header>
            </text:list>
          </table:table-cell>
          <table:covered-table-cell/>
          <table:covered-table-cell/>
        </table:table-row>
        <table:table-row table:style-name="Tableau13.1">
          <table:table-cell table:style-name="Tableau13.A11" office:value-type="string">
            <text:list xml:id="list113197020" text:continue-numbering="true" text:style-name="WW8Num5">
              <text:list-header>
                <text:p text:style-name="P78">Flots d’exception :</text:p>
              </text:list-header>
            </text:list>
          </table:table-cell>
          <table:table-cell table:style-name="Tableau13.B11" table:number-columns-spanned="3" office:value-type="string">
            <text:list xml:id="list367909572" text:continue-numbering="true" text:style-name="WW8Num5">
              <text:list-header>
                <text:p text:style-name="P92"/>
              </text:list-header>
            </text:list>
          </table:table-cell>
          <table:covered-table-cell/>
          <table:covered-table-cell/>
        </table:table-row>
      </table:table>
      <text:p text:style-name="P46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table:number-columns-spanned="2" office:value-type="string">
            <text:list xml:id="list780279950" text:continue-numbering="true" text:style-name="WW8Num5">
              <text:list-header>
                <text:p text:style-name="P62">Nom : C<text:span text:style-name="T25">8</text:span></text:p>
              </text:list-header>
            </text:list>
          </table:table-cell>
          <table:covered-table-cell/>
          <table:table-cell table:style-name="Tableau12.C1" table:number-columns-spanned="2" office:value-type="string">
            <text:list xml:id="list701504619" text:continue-numbering="true" text:style-name="WW8Num5">
              <text:list-header>
                <text:p text:style-name="P73">Authentification sur SocialNetwork</text:p>
              </text:list-header>
            </text:list>
          </table:table-cell>
          <table:covered-table-cell/>
        </table:table-row>
        <text:soft-page-break/>
        <table:table-row table:style-name="Tableau12.1">
          <table:table-cell table:style-name="Tableau12.A2" table:number-columns-spanned="2" office:value-type="string">
            <text:list xml:id="list1125969720" text:continue-numbering="true" text:style-name="WW8Num5">
              <text:list-header>
                <text:p text:style-name="P78">Acteurs concernés  </text:p>
              </text:list-header>
            </text:list>
          </table:table-cell>
          <table:covered-table-cell/>
          <table:table-cell table:style-name="Tableau12.C2" table:number-columns-spanned="2" office:value-type="string">
            <text:list xml:id="list2054142333" text:continue-numbering="true" text:style-name="WW8Num5">
              <text:list-header>
                <text:p text:style-name="P94"><text:span text:style-name="T13">SmartCard, SoftCard, </text:span><text:span text:style-name="T18">BP, SN</text:span></text:p>
              </text:list-header>
            </text:list>
          </table:table-cell>
          <table:covered-table-cell/>
        </table:table-row>
        <table:table-row table:style-name="Tableau12.1">
          <table:table-cell table:style-name="Tableau12.A3" table:number-columns-spanned="2" office:value-type="string">
            <text:list xml:id="list1510547605" text:continue-numbering="true" text:style-name="WW8Num5">
              <text:list-header>
                <text:p text:style-name="P78">Description </text:p>
              </text:list-header>
            </text:list>
          </table:table-cell>
          <table:covered-table-cell/>
          <table:table-cell table:style-name="Tableau12.C3" table:number-columns-spanned="2" office:value-type="string">
            <text:list xml:id="list1711959922" text:continue-numbering="true" text:style-name="WW8Num5">
              <text:list-header>
                <text:p text:style-name="P94"><text:span text:style-name="T13">SmartCard</text:span><text:span text:style-name="T12"> </text:span><text:span text:style-name="T18">transmet le couple login/mdp au BP</text:span></text:p>
              </text:list-header>
            </text:list>
          </table:table-cell>
          <table:covered-table-cell/>
        </table:table-row>
        <table:table-row table:style-name="Tableau12.1">
          <table:table-cell table:style-name="Tableau12.A4" table:number-columns-spanned="2" office:value-type="string">
            <text:list xml:id="list889597643" text:continue-numbering="true" text:style-name="WW8Num5">
              <text:list-header>
                <text:p text:style-name="P78">Pré-conditions </text:p>
              </text:list-header>
            </text:list>
          </table:table-cell>
          <table:covered-table-cell/>
          <table:table-cell table:style-name="Tableau12.C4" table:number-columns-spanned="2" office:value-type="string">
            <text:list xml:id="list528416943" text:continue-numbering="true" text:style-name="WW8Num5">
              <text:list-header>
                <text:p text:style-name="P108">SmartCard est débloquée avec le bon code PIN.</text:p>
              </text:list-header>
            </text:list>
          </table:table-cell>
          <table:covered-table-cell/>
        </table:table-row>
        <table:table-row table:style-name="Tableau12.1">
          <table:table-cell table:style-name="Tableau12.A5" table:number-columns-spanned="2" office:value-type="string">
            <text:list xml:id="list2185168796" text:continue-numbering="true" text:style-name="WW8Num5">
              <text:list-header>
                <text:p text:style-name="P78">Evénements déclenchants</text:p>
              </text:list-header>
            </text:list>
          </table:table-cell>
          <table:covered-table-cell/>
          <table:table-cell table:style-name="Tableau12.C5" table:number-columns-spanned="2" office:value-type="string">
            <text:list xml:id="list2151070558" text:continue-numbering="true" text:style-name="WW8Num5">
              <text:list-header>
                <text:p text:style-name="P94"><text:span text:style-name="T18">L'utilisateur veut se </text:span><text:span text:style-name="T25">loguer</text:span><text:span text:style-name="T18"> sur SocialNetwork</text:span></text:p>
                <text:p text:style-name="P104"/>
              </text:list-header>
            </text:list>
          </table:table-cell>
          <table:covered-table-cell/>
        </table:table-row>
        <table:table-row table:style-name="Tableau12.1">
          <table:table-cell table:style-name="Tableau12.A6" table:number-columns-spanned="2" office:value-type="string">
            <text:list xml:id="list907529843" text:continue-numbering="true" text:style-name="WW8Num5">
              <text:list-header>
                <text:p text:style-name="P78">Conditions d’arrêt </text:p>
              </text:list-header>
            </text:list>
          </table:table-cell>
          <table:covered-table-cell/>
          <table:table-cell table:style-name="Tableau12.C6" table:number-columns-spanned="2" office:value-type="string">
            <text:list xml:id="list668515272" text:continue-numbering="true" text:style-name="WW8Num5">
              <text:list-header>
                <text:p text:style-name="P94"><text:span text:style-name="T18">L'utilisateur est </text:span><text:span text:style-name="T25">logué</text:span><text:span text:style-name="T18"> auprès de SocialNetwork.</text:span></text:p>
              </text:list-header>
            </text:list>
          </table:table-cell>
          <table:covered-table-cell/>
        </table:table-row>
        <table:table-row table:style-name="Tableau12.7">
          <table:table-cell table:style-name="Tableau12.A7" table:number-columns-spanned="4" office:value-type="string">
            <text:list xml:id="list1248299866" text:continue-numbering="true" text:style-name="WW8Num5">
              <text:list-header>
                <text:p text:style-name="P110">Description du flot d ’événements principal :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au12.1">
          <table:table-cell table:style-name="Tableau12.A8" table:number-columns-spanned="3" office:value-type="string">
            <text:list xml:id="list872208291" text:continue-numbering="true" text:style-name="WW8Num5">
              <text:list-header>
                <text:p text:style-name="P112">Acteur(s)</text:p>
              </text:list-header>
            </text:list>
          </table:table-cell>
          <table:covered-table-cell/>
          <table:covered-table-cell/>
          <table:table-cell table:style-name="Tableau12.D8" office:value-type="string">
            <text:list xml:id="list1116204656" text:continue-numbering="true" text:style-name="WW8Num5">
              <text:list-header>
                <text:p text:style-name="P112">Système </text:p>
              </text:list-header>
            </text:list>
          </table:table-cell>
        </table:table-row>
        <table:table-row table:style-name="Tableau12.1">
          <table:table-cell table:style-name="Tableau12.A9" table:number-columns-spanned="3" office:value-type="string">
            <text:p text:style-name="P140">1. BP demande à SoftCard le login/mdp du SN.</text:p>
            <text:p text:style-name="P140"/>
            <text:p text:style-name="P139">4. SoftCard envoie à BP le login/mdp du SN.</text:p>
            <text:p text:style-name="P139"/>
            <text:p text:style-name="P139">5. BP envoie à SN le login/mdp.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  <table:covered-table-cell/>
          <table:covered-table-cell/>
          <table:table-cell table:style-name="Tableau12.D9" office:value-type="string">
            <text:p text:style-name="P140">2. SoftCard demande à SmartCard le login/mdp du SN.</text:p>
            <text:p text:style-name="P140"/>
            <text:p text:style-name="P140">3. SmartCard envoie le login/mdp à SoftCard.</text:p>
            <text:p text:style-name="P140"/>
            <text:p text:style-name="P140"/>
          </table:table-cell>
        </table:table-row>
        <table:table-row table:style-name="Tableau12.7">
          <table:table-cell table:style-name="Tableau12.A10" office:value-type="string">
            <text:list xml:id="list1227935284" text:continue-numbering="true" text:style-name="WW8Num5">
              <text:list-header>
                <text:p text:style-name="P78">Flots secondaires :</text:p>
              </text:list-header>
            </text:list>
          </table:table-cell>
          <table:table-cell table:style-name="Tableau12.B10" table:number-columns-spanned="3" office:value-type="string">
            <text:list xml:id="list2062231737" text:continue-numbering="true" text:style-name="WW8Num5">
              <text:list-header>
                <text:p text:style-name="P94"/>
              </text:list-header>
            </text:list>
          </table:table-cell>
          <table:covered-table-cell/>
          <table:covered-table-cell/>
        </table:table-row>
        <table:table-row table:style-name="Tableau12.1">
          <table:table-cell table:style-name="Tableau12.A11" office:value-type="string">
            <text:list xml:id="list1757381214" text:continue-numbering="true" text:style-name="WW8Num5">
              <text:list-header>
                <text:p text:style-name="P78">Flots d’exception :</text:p>
              </text:list-header>
            </text:list>
          </table:table-cell>
          <table:table-cell table:style-name="Tableau12.B11" table:number-columns-spanned="3" office:value-type="string">
            <text:list xml:id="list765697848" text:continue-numbering="true" text:style-name="WW8Num5">
              <text:list-header>
                <text:p text:style-name="P89">Authentification invalide</text:p>
              </text:list-header>
            </text:list>
          </table:table-cell>
          <table:covered-table-cell/>
          <table:covered-table-cell/>
        </table:table-row>
      </table:table>
      <text:p text:style-name="P46"/>
      <text:list xml:id="list479546247" text:continue-list="list237112785" text:style-name="WW8Num4">
        <text:list-item>
          <text:h text:style-name="P128" text:outline-level="1">Exigences opérationnelles</text:h>
        </text:list-item>
      </text:list>
      <text:p text:style-name="Recommandation">Fournir la liste des exigences de mise en œuvre ou de performance et les identifier par un numéro.</text:p>
      <text:p text:style-name="Recommandation"/>
      <text:p text:style-name="Recommandation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row table:style-name="Tableau10.1">
          <table:table-cell table:style-name="Tableau10.A1" office:value-type="string">
            <text:p text:style-name="P65">Référence</text:p>
          </table:table-cell>
          <table:table-cell table:style-name="Tableau10.A1" office:value-type="string">
            <text:list xml:id="list1305403245" text:continue-list="list765697848" text:style-name="WW8Num5">
              <text:list-header>
                <text:p text:style-name="P75">Fonctionnalité</text:p>
              </text:list-header>
            </text:list>
          </table:table-cell>
          <table:table-cell table:style-name="Tableau10.C1" office:value-type="string">
            <text:list xml:id="list807283139" text:continue-numbering="true" text:style-name="WW8Num5">
              <text:list-header>
                <text:p text:style-name="P75">Priorité</text:p>
              </text:list-header>
            </text:list>
          </table:table-cell>
        </table:table-row>
        <table:table-row table:style-name="Tableau10.1">
          <table:table-cell table:style-name="Tableau10.A2" office:value-type="string">
            <text:list xml:id="list917534926" text:continue-numbering="true" text:style-name="WW8Num5">
              <text:list-header>
                <text:p text:style-name="P83">-0x01</text:p>
              </text:list-header>
            </text:list>
          </table:table-cell>
          <table:table-cell table:style-name="Tableau10.B2" office:value-type="string">
            <text:list xml:id="list1327288470" text:continue-numbering="true" text:style-name="WW8Num5">
              <text:list-header>
                <text:p text:style-name="P121">Le système fonctionne</text:p>
              </text:list-header>
            </text:list>
          </table:table-cell>
          <table:table-cell table:style-name="Tableau10.C2" office:value-type="string">
            <text:list xml:id="list1955408983" text:continue-numbering="true" text:style-name="WW8Num5">
              <text:list-header>
                <text:p text:style-name="P121">Indispensable</text:p>
              </text:list-header>
            </text:list>
          </table:table-cell>
        </table:table-row>
        <table:table-row table:style-name="Tableau10.1">
          <table:table-cell table:style-name="Tableau10.A3" office:value-type="string">
            <text:list xml:id="list943844569" text:continue-numbering="true" text:style-name="WW8Num5">
              <text:list-header>
                <text:p text:style-name="P82"/>
              </text:list-header>
            </text:list>
          </table:table-cell>
          <table:table-cell table:style-name="Tableau10.B3" office:value-type="string">
            <text:list xml:id="list934124946" text:continue-numbering="true" text:style-name="WW8Num5">
              <text:list-header>
                <text:p text:style-name="P122">L'aléa généré par la carte est cryptographiquement satisfaisant</text:p>
              </text:list-header>
            </text:list>
          </table:table-cell>
          <table:table-cell table:style-name="Tableau10.C3" office:value-type="string">
            <text:list xml:id="list1197085952" text:continue-numbering="true" text:style-name="WW8Num5">
              <text:list-header>
                <text:p text:style-name="P123">Indispensable</text:p>
              </text:list-header>
            </text:list>
          </table:table-cell>
        </table:table-row>
      </table:table>
      <text:list xml:id="list1300010624" text:continue-list="list479546247" text:style-name="WW8Num4">
        <text:list-item>
          <text:h text:style-name="P129" text:outline-level="1">Exigences d’interface</text:h>
        </text:list-item>
      </text:list>
      <text:p text:style-name="P12"/>
      <text:p text:style-name="P12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office:value-type="string">
            <text:list xml:id="list823233453" text:style-name="WW8Num5">
              <text:list-header>
                <text:p text:style-name="P66">Références</text:p>
              </text:list-header>
            </text:list>
          </table:table-cell>
          <table:table-cell table:style-name="Tableau11.A1" office:value-type="string">
            <text:list xml:id="list1008661462" text:continue-numbering="true" text:style-name="WW8Num5">
              <text:list-header>
                <text:p text:style-name="P72">Fonctionnalité</text:p>
              </text:list-header>
            </text:list>
          </table:table-cell>
          <table:table-cell table:style-name="Tableau11.C1" office:value-type="string">
            <text:list xml:id="list1526335020" text:continue-list="list1197085952" text:style-name="WW8Num5">
              <text:list-header>
                <text:p text:style-name="P74">Priorité</text:p>
              </text:list-header>
            </text:list>
          </table:table-cell>
        </table:table-row>
        <table:table-row table:style-name="Tableau11.1">
          <table:table-cell table:style-name="Tableau11.A2" office:value-type="string">
            <text:list xml:id="list2041630070" text:continue-list="list1722787901" text:style-name="WW8Num5">
              <text:list-header>
                <text:p text:style-name="P84">XXX</text:p>
              </text:list-header>
            </text:list>
          </table:table-cell>
          <table:table-cell table:style-name="Tableau11.B2" office:value-type="string">
            <text:list xml:id="list1671505577" text:continue-numbering="true" text:style-name="WW8Num5">
              <text:list-header>
                <text:p text:style-name="P98"><text:span text:style-name="T13">SoftCard </text:span><text:span text:style-name="T16">communique de manière sécurisée avec BP</text:span></text:p>
              </text:list-header>
            </text:list>
          </table:table-cell>
          <table:table-cell table:style-name="Tableau11.C2" office:value-type="string">
            <text:list xml:id="list466160588" text:continue-list="list1526335020" text:style-name="WW8Num5">
              <text:list-header>
                <text:p text:style-name="P123">Indispensable</text:p>
              </text:list-header>
            </text:list>
          </table:table-cell>
        </table:table-row>
        <table:table-row table:style-name="Tableau11.1">
          <table:table-cell table:style-name="Tableau11.A3" office:value-type="string">
            <text:list xml:id="list1909628252" text:continue-numbering="true" text:style-name="WW8Num5">
              <text:list-header>
                <text:p text:style-name="P85">XXX2</text:p>
              </text:list-header>
            </text:list>
          </table:table-cell>
          <table:table-cell table:style-name="Tableau11.B3" office:value-type="string">
            <text:list xml:id="list995909031" text:continue-numbering="true" text:style-name="WW8Num5">
              <text:list-header>
                <text:p text:style-name="P124">SoftCard présente une interface pour demander le code PIN.</text:p>
              </text:list-header>
            </text:list>
          </table:table-cell>
          <table:table-cell table:style-name="Tableau11.C3" office:value-type="string">
            <text:list xml:id="list2139460006" text:continue-numbering="true" text:style-name="WW8Num5">
              <text:list-header>
                <text:p text:style-name="P123">Indispensable++</text:p>
              </text:list-header>
            </text:list>
          </table:table-cell>
        </table:table-row>
      </table:table>
      <text:list xml:id="list613081743" text:continue-list="list1300010624" text:style-name="WW8Num4">
        <text:list-item>
          <text:h text:style-name="P129" text:outline-level="1">Exigences de qualité</text:h>
        </text:list-item>
      </text:list>
      <text:p text:style-name="Recommandation">Fournir la liste des exigences particulières de qualité et les identifier par un numéro.</text:p>
      <text:p text:style-name="Recommandation"/>
      <text:p text:style-name="Recommandation"/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office:value-type="string">
            <text:list xml:id="list1485665470" text:continue-list="list2139460006" text:style-name="WW8Num5">
              <text:list-header>
                <text:p text:style-name="P67">Références</text:p>
              </text:list-header>
            </text:list>
          </table:table-cell>
          <table:table-cell table:style-name="Tableau8.B1" office:value-type="string">
            <text:list xml:id="list2138484650" text:continue-numbering="true" text:style-name="WW8Num5">
              <text:list-header>
                <text:p text:style-name="P76">Fonctionnalité</text:p>
              </text:list-header>
            </text:list>
          </table:table-cell>
        </table:table-row>
        <table:table-row table:style-name="Tableau8.1">
          <table:table-cell table:style-name="Tableau8.A2" office:value-type="string">
            <text:list xml:id="list578008150" text:continue-numbering="true" text:style-name="WW8Num5">
              <text:list-header>
                <text:p text:style-name="P86">0x01</text:p>
              </text:list-header>
            </text:list>
          </table:table-cell>
          <table:table-cell table:style-name="Tableau8.B2" office:value-type="string">
            <text:list xml:id="list207051161" text:continue-numbering="true" text:style-name="WW8Num5">
              <text:list-header>
                <text:p text:style-name="P125">Le système est livré à temps</text:p>
              </text:list-header>
            </text:list>
          </table:table-cell>
        </table:table-row>
        <table:table-row table:style-name="Tableau8.1">
          <table:table-cell table:style-name="Tableau8.A3" office:value-type="string">
            <text:list xml:id="list620855770" text:continue-numbering="true" text:style-name="WW8Num5">
              <text:list-header>
                <text:p text:style-name="P86">0x02</text:p>
              </text:list-header>
            </text:list>
          </table:table-cell>
          <table:table-cell table:style-name="Tableau8.B3" office:value-type="string">
            <text:list xml:id="list1787647512" text:continue-numbering="true" text:style-name="WW8Num5">
              <text:list-header>
                <text:p text:style-name="P125">Une documentation de développement est fourni</text:p>
              </text:list-header>
            </text:list>
          </table:table-cell>
        </table:table-row>
      </table:table>
      <text:p text:style-name="P45"/>
      <text:list xml:id="list1040598949" text:continue-list="list613081743" text:style-name="WW8Num4">
        <text:list-item>
          <text:h text:style-name="P128" text:outline-level="1"><text:soft-page-break/>Exigences de réalisation</text:h>
        </text:list-item>
      </text:list>
      <text:h text:style-name="P127" text:outline-level="1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list xml:id="list1698399923" text:continue-list="list1787647512" text:style-name="WW8Num5">
              <text:list-header>
                <text:p text:style-name="P66">Nom : C2</text:p>
              </text:list-header>
            </text:list>
          </table:table-cell>
          <table:table-cell table:style-name="Tableau9.B1" office:value-type="string">
            <text:list xml:id="list829438644" text:continue-numbering="true" text:style-name="WW8Num5">
              <text:list-header>
                <text:p text:style-name="P72">Déchiffrement de la clé de message</text:p>
              </text:list-header>
            </text:list>
          </table:table-cell>
        </table:table-row>
        <table:table-row table:style-name="Tableau9.1">
          <table:table-cell table:style-name="Tableau9.A2" office:value-type="string">
            <text:list xml:id="list916686534" text:continue-numbering="true" text:style-name="WW8Num5">
              <text:list-header>
                <text:p text:style-name="P83">0x03</text:p>
              </text:list-header>
            </text:list>
          </table:table-cell>
          <table:table-cell table:style-name="Tableau9.B2" office:value-type="string">
            <text:list xml:id="list1269636985" text:continue-numbering="true" text:style-name="WW8Num5">
              <text:list-header>
                <text:p text:style-name="P99"><text:span text:style-name="T14">Un SDK et un </text:span><text:span text:style-name="T15">manuel sont fourni</text:span><text:span text:style-name="T27">s</text:span></text:p>
              </text:list-header>
            </text:list>
          </table:table-cell>
        </table:table-row>
      </table:table>
      <text:p text:style-name="P11">Fournir la liste des exigences techniques de réalisation et les identifier par un numéro.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Wide Latin" svg:font-family="'Wide Lati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Wide Latin" fo:font-size="14pt" fo:language="fr" fo:country="FR" fo:font-style="italic" fo:font-weight="bold" style:letter-kerning="true" style:font-name-asian="Times New Roman" style:font-size-asian="14pt" style:font-style-asian="italic" style:font-weight-asian="bold" style:font-name-complex="Wide Latin" style:font-size-complex="14pt" style:language-complex="ar" style:country-complex="SA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orphans="0" fo:widows="0"/>
      <style:text-properties fo:color="#000000" style:font-name="Arial" fo:font-size="12pt" fo:font-style="normal" fo:font-weight="normal" style:letter-kerning="true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" style:family="paragraph" style:parent-style-name="Standard" style:class="list">
      <style:paragraph-properties fo:margin="100%" fo:margin-left="0.1965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8pt" fo:font-style="normal" style:font-size-asian="18pt" style:font-style-asian="normal" style:font-name-complex="Arial" style:font-size-complex="18pt" style:font-style-complex="normal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orphans="0" fo:widows="0" fo:keep-with-next="always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4" style:display-name="Heading 4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size="12pt" style:font-size-asian="12pt" style:font-name-complex="Arial" style:font-size-complex="12pt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1pt" fo:font-style="normal" style:font-size-asian="11pt" style:font-style-asian="normal" style:font-size-complex="11pt" style:font-style-complex="normal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style:font-size-asian="10pt" style:font-name-complex="Arial" style:font-size-complex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10pt" fo:font-style="normal" style:font-size-asian="10pt" style:font-style-asian="normal" style:font-name-complex="Arial" style:font-size-complex="10pt" style:font-style-complex="normal"/>
    </style:style>
    <style:style style:name="Heading_20_9" style:display-name="Heading 9" style:family="paragraph" style:parent-style-name="Standard" style:next-style-name="Standard" style:class="text">
      <style:paragraph-properties fo:margin-top="0.1665in" fo:margin-bottom="0.0417in" style:contextual-spacing="false"/>
      <style:text-properties style:font-name="Arial" fo:font-size="9pt" fo:font-style="normal" style:font-size-asian="9pt" style:font-style-asian="normal" style:font-name-complex="Arial" style:font-size-complex="9pt" style:font-style-complex="normal"/>
    </style:style>
    <style:style style:name="Liste_20_2" style:display-name="Liste 2" style:family="paragraph" style:parent-style-name="Standard">
      <style:paragraph-properties fo:margin="100%" fo:margin-left="0.3929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3" style:display-name="Liste 3" style:family="paragraph" style:parent-style-name="Standard">
      <style:paragraph-properties fo:margin="100%" fo:margin-left="0.5898in" fo:margin-right="0in" fo:margin-top="0in" fo:margin-bottom="0in" style:contextual-spacing="false" fo:orphans="0" fo:widows="0" fo:text-indent="-0.1965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Liste_20_à_20_puces_20_2" style:display-name="Liste à puces 2" style:family="paragraph" style:parent-style-name="Standard">
      <style:paragraph-properties fo:margin="100%" fo:margin-left="0.1965in" fo:margin-right="0in" fo:margin-top="0in" fo:margin-bottom="0in" style:contextual-spacing="false" fo:orphans="0" fo:widows="0" fo:text-indent="0in" style:auto-text-indent="false"/>
      <style:text-properties fo:color="#000000"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Style1" style:family="paragraph" style:parent-style-name="Standard" style:list-style-name="WW8Num5">
      <style:paragraph-properties fo:text-align="justify" style:justify-single-word="false"/>
      <style:text-properties fo:color="#000000" style:font-name="Arial" fo:font-size="11pt" fo:font-style="normal" fo:font-weight="normal" style:letter-kerning="true" style:font-size-asian="11pt" style:font-style-asian="normal" style:font-weight-asian="normal" style:font-name-complex="Arial" style:font-size-complex="11pt" style:font-style-complex="normal" style:font-weight-complex="normal"/>
    </style:style>
    <style:style style:name="Chapitre1" style:family="paragraph" style:parent-style-name="Liste_20_2" style:default-outline-level="1">
      <style:paragraph-properties fo:margin="100%" fo:margin-left="0.3929in" fo:margin-right="0in" fo:margin-top="0.1665in" fo:margin-bottom="0in" style:contextual-spacing="false" fo:text-indent="-0.1965in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Chapitre2" style:family="paragraph" style:parent-style-name="Chapitre1" style:default-outline-level="2">
      <style:paragraph-properties fo:margin="100%" fo:margin-left="1.189in" fo:margin-right="0in" fo:margin-top="0.0835in" fo:margin-bottom="0in" style:contextual-spacing="false" fo:text-indent="-0.5in" style:auto-text-indent="false">
        <style:tab-stops>
          <style:tab-stop style:position="1.189in"/>
        </style:tab-stops>
      </style:paragraph-properties>
      <style:text-properties style:text-underline-style="none" fo:font-weight="normal" style:font-weight-asian="normal" style:font-weight-complex="normal"/>
    </style:style>
    <style:style style:name="Recommandation" style:family="paragraph" style:parent-style-name="Liste_20_2" style:list-style-name="">
      <style:paragraph-properties fo:margin="100%" fo:margin-left="0.2957in" fo:margin-right="0in" fo:margin-top="0in" fo:margin-bottom="0in" style:contextual-spacing="false" fo:text-align="justify" style:justify-single-word="false" fo:text-indent="0in" style:auto-text-indent="false"/>
      <style:text-properties fo:color="#0000ff" style:font-name="Arial" fo:font-style="italic" style:font-style-asian="italic" style:font-name-complex="Arial" style:font-style-complex="italic"/>
    </style:style>
    <style:style style:name="flux" style:family="paragraph" style:parent-style-name="Style1" style:list-style-name="">
      <style:paragraph-properties fo:margin="100%" fo:margin-left="0.1972in" fo:margin-right="0in" fo:margin-top="0in" fo:margin-bottom="0in" style:contextual-spacing="false" fo:text-indent="-0.1972in" style:auto-text-indent="false">
        <style:tab-stops>
          <style:tab-stop style:position="0.197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-complex="Times New Roman"/>
    </style:style>
    <style:style style:name="WW8Num5z0" style:family="text">
      <style:text-properties style:font-name="Wingdings" style:font-name-complex="Wingdings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>
      <style:text-properties style:font-name-complex="Times New Roma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3929in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189in" fo:text-indent="-0.5in" fo:margin-left="1.189in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6811in" fo:text-indent="-0.5in" fo:margin-left="1.6811in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2.4236in" fo:text-indent="-0.75in" fo:margin-left="2.4236in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2.9161in" fo:text-indent="-0.75in" fo:margin-left="2.9161in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3.6583in" fo:text-indent="-1in" fo:margin-left="3.6583in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4.1508in" fo:text-indent="-1in" fo:margin-left="4.1508in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4.8929in" fo:text-indent="-1.25in" fo:margin-left="4.8929in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5.3854in" fo:text-indent="-1.25in" fo:margin-left="5.3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2pt" fo:font-style="normal" style:font-size-asian="12pt" style:font-style-asian="normal" style:font-name-complex="Arial" style:font-size-complex="12pt" style:font-style-complex="normal"/>
    </style:style>
    <style:style style:name="MP2" style:family="paragraph" style:parent-style-name="Header">
      <style:text-properties fo:color="#ff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3" style:family="paragraph" style:parent-style-name="Header">
      <style:text-properties fo:color="#000000" style:font-name="Arial" fo:font-size="12pt" fo:font-style="normal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T1" style:family="text">
      <style:text-properties style:font-name-complex="Wide Latin"/>
    </style:style>
    <style:style style:name="MT2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fr1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in" fo:margin-left="0.3937in" fo:margin-right="0.3937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37in" fo:margin-left="0in" fo:margin-right="0in" fo:margin-bottom="0.3547in" style:dynamic-spacing="true"/>
      </style:header-style>
      <style:footer-style>
        <style:header-footer-properties fo:min-height="0.5043in" fo:margin-left="0in" fo:margin-right="0in" fo:margin-top="0.465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5043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ages1" text:anchor-type="char" svg:x="5.4236in" svg:y="0.0209in" svg:width="1.9827in" svg:height="0.5728in" draw:z-index="23"><draw:image xlink:href="Pictures/10000000000001340000005953D24DC3.png" xlink:type="simple" xlink:show="embed" xlink:actuate="onLoad"/></draw:frame>Master 2 SSI - Conduite de Projet</text:p>
        <text:p text:style-name="MP2">Cartapus</text:p>
        <text:p text:style-name="MP3">Spécification Technique de Besoin</text:p>
        <text:p text:style-name="MP4"><draw:line text:anchor-type="char" draw:z-index="35" draw:style-name="Mgr1" draw:text-style-name="MP5" svg:x1="0.0382in" svg:y1="0.1016in" svg:x2="7.6425in" svg:y2="0.1016in"><text:p/></draw:line></text:p>
      </style:header>
      <style:footer>
        <text:p text:style-name="MP6"><draw:frame draw:style-name="Mfr2" draw:name="Cadre1" text:anchor-type="paragraph" svg:y="0.0008in" draw:z-index="11"><draw:text-box fo:min-height="0.0228in" fo:min-width="0.0161in"><text:p text:style-name="Footer"><text:span text:style-name="Page_20_Number"><text:span text:style-name="MT1"/></text:span></text:p></draw:text-box></draw:frame><text:span text:style-name="Page_20_Number"><text:span text:style-name="MT2"><text:page-number text:select-page="current">12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des connaissances en </dc:title>
    <meta:initial-creator>GIROUX Patrick</meta:initial-creator>
    <meta:creation-date>2008-11-26T16:26:00</meta:creation-date>
    <dc:date>2013-01-04T18:53:03</dc:date>
    <meta:editing-cycles>9</meta:editing-cycles>
    <meta:editing-duration>P2171DT10H51M26S</meta:editing-duration>
    <meta:generator>LibreOffice/3.6$Linux_X86_64 LibreOffice_project/360m1$Build-2</meta:generator>
    <meta:document-statistic meta:table-count="14" meta:image-count="1" meta:object-count="0" meta:page-count="12" meta:paragraph-count="282" meta:word-count="1667" meta:character-count="10163" meta:non-whitespace-character-count="8878"/>
    <meta:user-defined meta:name="Info 1"/>
    <meta:user-defined meta:name="Info 2"/>
    <meta:user-defined meta:name="Info 3"/>
    <meta:user-defined meta:name="Info 4"/>
  </office:meta>
</office:document-meta>
</file>